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fo:min-height="0.8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2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.9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.9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.9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.9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.9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0cm"/>
    </style:style>
    <style:style style:name="gr28" style:family="graphic" style:parent-style-name="standard">
      <style:graphic-properties draw:stroke="none" svg:stroke-color="#000000" draw:fill="none" draw:fill-color="#ffffff" fo:min-height="0.5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cm"/>
    </style:style>
    <style:style style:name="gr30" style:family="graphic" style:parent-style-name="standard">
      <style:graphic-properties draw:stroke="none" svg:stroke-color="#000000" draw:fill="none" draw:fill-color="#ffffff" fo:min-height="0.639cm"/>
    </style:style>
    <style:style style:name="gr31" style:family="graphic" style:parent-style-name="standard">
      <style:graphic-properties draw:stroke="none" svg:stroke-color="#000000" draw:fill="none" draw:fill-color="#ffffff" fo:min-height="0.385cm"/>
    </style:style>
    <style:style style:name="gr32" style:family="graphic" style:parent-style-name="standard">
      <style:graphic-properties draw:stroke="none" svg:stroke-color="#000000" draw:fill="none" draw:fill-color="#ffffff" fo:min-height="1.655cm"/>
    </style:style>
    <style:style style:name="gr33" style:family="graphic" style:parent-style-name="standard">
      <style:graphic-properties draw:stroke="none" svg:stroke-color="#000000" draw:fill="none" draw:fill-color="#ffffff" fo:min-height="1.2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2.854cm" svg:x2="7.293cm" svg:y2="4.124cm">
            <text:p/>
          </draw:line>
          <draw:line draw:style-name="gr2" draw:text-style-name="P1" draw:layer="layout" svg:x1="7.039cm" svg:y1="3.235cm" svg:x2="7.547cm" svg:y2="2.981cm">
            <text:p/>
          </draw:line>
          <draw:frame draw:style-name="gr3" draw:text-style-name="P2" draw:layer="layout" svg:width="1.361cm" svg:height="0.645cm" svg:x="7.151cm" svg:y="2.9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3.235cm" svg:x2="7.547cm" svg:y2="2.981cm">
            <text:p/>
          </draw:line>
        </draw:g>
        <draw:g>
          <draw:line draw:style-name="gr1" draw:text-style-name="P1" draw:layer="layout" svg:x1="8.995cm" svg:y1="2.854cm" svg:x2="8.995cm" svg:y2="4.124cm">
            <text:p/>
          </draw:line>
          <draw:line draw:style-name="gr2" draw:text-style-name="P1" draw:layer="layout" svg:x1="8.741cm" svg:y1="3.235cm" svg:x2="9.249cm" svg:y2="2.981cm">
            <text:p/>
          </draw:line>
          <draw:frame draw:style-name="gr3" draw:text-style-name="P2" draw:layer="layout" svg:width="1.361cm" svg:height="0.645cm" svg:x="8.853cm" svg:y="2.9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5.775cm" svg:x2="8.436cm" svg:y2="5.521cm">
            <text:p/>
          </draw:line>
          <draw:frame draw:style-name="gr3" draw:text-style-name="P2" draw:layer="layout" svg:width="1.361cm" svg:height="0.645cm" svg:x="8.04cm" svg:y="5.5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5.775cm" svg:x2="8.436cm" svg:y2="5.521cm">
            <text:p/>
          </draw:line>
          <draw:line draw:style-name="gr2" draw:text-style-name="P1" draw:layer="layout" svg:x1="8.182cm" svg:y1="5.394cm" svg:x2="8.182cm" svg:y2="6.283cm">
            <text:p/>
          </draw:line>
        </draw:g>
        <draw:custom-shape draw:style-name="gr4" draw:text-style-name="P3" draw:layer="layout" svg:width="2.54cm" svg:height="1.27cm" draw:transform="rotate (1.57254165604689) translate (13.01cm 6.1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5.777cm" svg:x2="13.009cm" svg:y2="5.775cm">
            <text:p/>
          </draw:line>
          <draw:line draw:style-name="gr2" draw:text-style-name="P1" draw:layer="layout" svg:x1="12.121cm" svg:y1="6.031cm" svg:x2="11.866cm" svg:y2="5.523cm">
            <text:p/>
          </draw:line>
          <draw:frame draw:style-name="gr3" draw:text-style-name="P2" draw:layer="layout" svg:width="1.361cm" svg:height="0.645cm" draw:transform="rotate (1.57254165604689) translate (11.866cm 5.9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6.031cm" svg:x2="11.866cm" svg:y2="5.523cm">
            <text:p/>
          </draw:line>
        </draw:g>
        <draw:g>
          <draw:line draw:style-name="gr1" draw:text-style-name="P1" draw:layer="layout" svg:x1="11.736cm" svg:y1="4.075cm" svg:x2="13.006cm" svg:y2="4.073cm">
            <text:p/>
          </draw:line>
          <draw:line draw:style-name="gr2" draw:text-style-name="P1" draw:layer="layout" svg:x1="12.118cm" svg:y1="4.329cm" svg:x2="11.863cm" svg:y2="3.821cm">
            <text:p/>
          </draw:line>
          <draw:frame draw:style-name="gr3" draw:text-style-name="P2" draw:layer="layout" svg:width="1.361cm" svg:height="0.645cm" draw:transform="rotate (1.57254165604689) translate (11.863cm 4.2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5.137cm" svg:x2="14.404cm" svg:y2="4.629cm">
            <text:p/>
          </draw:line>
          <draw:frame draw:style-name="gr3" draw:text-style-name="P2" draw:layer="layout" svg:width="1.361cm" svg:height="0.645cm" draw:transform="rotate (1.57254165604689) translate (14.405cm 5.0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5.137cm" svg:x2="14.404cm" svg:y2="4.629cm">
            <text:p/>
          </draw:line>
          <draw:line draw:style-name="gr2" draw:text-style-name="P1" draw:layer="layout" svg:x1="14.278cm" svg:y1="4.884cm" svg:x2="15.167cm" svg:y2="4.882cm">
            <text:p/>
          </draw:line>
        </draw:g>
        <draw:g>
          <draw:line draw:style-name="gr1" draw:text-style-name="P1" draw:layer="layout" svg:x1="2.34cm" svg:y1="3.362cm" svg:x2="2.34cm" svg:y2="4.632cm">
            <text:p/>
          </draw:line>
          <draw:line draw:style-name="gr2" draw:text-style-name="P1" draw:layer="layout" svg:x1="2.086cm" svg:y1="3.743cm" svg:x2="2.594cm" svg:y2="3.489cm">
            <text:p/>
          </draw:line>
          <draw:frame draw:style-name="gr3" draw:text-style-name="P2" draw:layer="layout" svg:width="1.361cm" svg:height="0.645cm" svg:x="2.198cm" svg:y="3.4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3.743cm" svg:x2="2.594cm" svg:y2="3.489cm">
            <text:p/>
          </draw:line>
        </draw:g>
        <draw:g>
          <draw:line draw:style-name="gr2" draw:text-style-name="P1" draw:layer="layout" svg:x1="2.086cm" svg:y1="5.521cm" svg:x2="2.594cm" svg:y2="5.267cm">
            <text:p/>
          </draw:line>
          <draw:frame draw:style-name="gr3" draw:text-style-name="P2" draw:layer="layout" svg:width="1.361cm" svg:height="0.645cm" svg:x="2.198cm" svg:y="5.2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521cm" svg:x2="2.594cm" svg:y2="5.267cm">
            <text:p/>
          </draw:line>
          <draw:line draw:style-name="gr2" draw:text-style-name="P1" draw:layer="layout" svg:x1="2.34cm" svg:y1="5.14cm" svg:x2="2.34cm" svg:y2="6.029cm">
            <text:p/>
          </draw:line>
        </draw:g>
        <draw:g>
          <draw:line draw:style-name="gr1" draw:text-style-name="P1" draw:layer="layout" svg:x1="4.245cm" svg:y1="3.871cm" svg:x2="5.515cm" svg:y2="3.869cm">
            <text:p/>
          </draw:line>
          <draw:line draw:style-name="gr2" draw:text-style-name="P1" draw:layer="layout" svg:x1="4.627cm" svg:y1="4.125cm" svg:x2="4.372cm" svg:y2="3.617cm">
            <text:p/>
          </draw:line>
          <draw:frame draw:style-name="gr3" draw:text-style-name="P2" draw:layer="layout" svg:width="1.361cm" svg:height="0.645cm" draw:transform="rotate (1.57254165604689) translate (4.372cm 4.0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4.125cm" svg:x2="4.372cm" svg:y2="3.617cm">
            <text:p/>
          </draw:line>
        </draw:g>
        <draw:g>
          <draw:line draw:style-name="gr2" draw:text-style-name="P1" draw:layer="layout" svg:x1="4.626cm" svg:y1="5.979cm" svg:x2="4.371cm" svg:y2="5.471cm">
            <text:p/>
          </draw:line>
          <draw:frame draw:style-name="gr3" draw:text-style-name="P2" draw:layer="layout" svg:width="1.361cm" svg:height="0.645cm" draw:transform="rotate (1.57254165604689) translate (4.372cm 5.8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5.979cm" svg:x2="4.371cm" svg:y2="5.471cm">
            <text:p/>
          </draw:line>
          <draw:line draw:style-name="gr2" draw:text-style-name="P1" draw:layer="layout" svg:x1="4.245cm" svg:y1="5.726cm" svg:x2="5.134cm" svg:y2="5.724cm">
            <text:p/>
          </draw:line>
        </draw:g>
        <draw:g>
          <draw:custom-shape draw:style-name="gr4" draw:text-style-name="P1" draw:layer="layout" svg:width="1.27cm" svg:height="2.54cm" svg:x="3.229cm" svg:y="7.807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057cm" svg:y="7.971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19cm" svg:y="7.971cm">
            <draw:text-box>
              <text:p><text:span text:style-name="T3">Q</text:span></text:p>
            </draw:text-box>
          </draw:frame>
          <draw:line draw:style-name="gr2" draw:text-style-name="P1" draw:layer="layout" svg:x1="3.229cm" svg:y1="9.712cm" svg:x2="3.356cm" svg:y2="9.839cm">
            <text:p/>
          </draw:line>
          <draw:line draw:style-name="gr2" draw:text-style-name="P1" draw:layer="layout" svg:x1="3.229cm" svg:y1="9.966cm" svg:x2="3.356cm" svg:y2="9.839cm">
            <text:p/>
          </draw:line>
          <draw:line draw:style-name="gr2" draw:text-style-name="P1" draw:layer="layout" svg:x1="2.467cm" svg:y1="9.839cm" svg:x2="3.229cm" svg:y2="9.839cm">
            <text:p/>
          </draw:line>
          <draw:line draw:style-name="gr5" draw:text-style-name="P1" draw:layer="layout" svg:x1="3.102cm" svg:y1="10.093cm" svg:x2="3.102cm" svg:y2="9.458cm">
            <text:p/>
          </draw:line>
          <draw:frame draw:style-name="gr6" draw:text-style-name="P4" draw:layer="layout" svg:width="1.112cm" svg:height="0.762cm" svg:x="1.889cm" svg:y="9.07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.483cm" svg:y="10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1cm" svg:y1="10.601cm" svg:x2="3.61cm" svg:y2="10.855cm">
            <text:p/>
          </draw:line>
          <draw:frame draw:style-name="gr6" draw:text-style-name="P4" draw:layer="layout" svg:width="1.374cm" svg:height="0.762cm" svg:x="3.506cm" svg:y="10.34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7.1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0.347cm" svg:x2="12.627cm" svg:y2="10.474cm">
            <text:p/>
          </draw:line>
          <draw:line draw:style-name="gr2" draw:text-style-name="P1" draw:layer="layout" svg:x1="12.5cm" svg:y1="10.601cm" svg:x2="12.627cm" svg:y2="10.474cm">
            <text:p/>
          </draw:line>
          <draw:line draw:style-name="gr2" draw:text-style-name="P1" draw:layer="layout" svg:x1="11.738cm" svg:y1="10.474cm" svg:x2="12.5cm" svg:y2="10.474cm">
            <text:p/>
          </draw:line>
          <draw:line draw:style-name="gr5" draw:text-style-name="P1" draw:layer="layout" svg:x1="12.373cm" svg:y1="10.728cm" svg:x2="12.373cm" svg:y2="10.093cm">
            <text:p/>
          </draw:line>
          <draw:frame draw:style-name="gr6" draw:text-style-name="P4" draw:layer="layout" svg:width="1.112cm" svg:height="0.762cm" svg:x="11.16cm" svg:y="9.712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2.754cm" svg:y="10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1.236cm" svg:x2="12.881cm" svg:y2="11.49cm">
            <text:p/>
          </draw:line>
          <draw:frame draw:style-name="gr6" draw:text-style-name="P4" draw:layer="layout" svg:width="1.374cm" svg:height="0.762cm" svg:x="12.777cm" svg:y="10.9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2.27cm" svg:y="11.922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7.223cm" svg:y="12.049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48cm" svg:y1="2.143cm" svg:x2="6.08cm" svg:y2="2.143cm">
          <text:p/>
        </draw:line>
        <draw:line draw:style-name="gr8" draw:text-style-name="P1" draw:layer="layout" svg:x1="1.889cm" svg:y1="2.345cm" svg:x2="3.159cm" svg:y2="2.343cm">
          <text:p/>
        </draw:line>
        <draw:frame draw:style-name="gr9" draw:text-style-name="P4" draw:layer="layout" svg:width="2.921cm" svg:height="0.885cm" svg:x="4.048cm" svg:y="1.508cm">
          <draw:text-box>
            <text:p><text:span text:style-name="T3">signal</text:span></text:p>
          </draw:text-box>
        </draw:frame>
        <draw:frame draw:style-name="gr9" draw:text-style-name="P4" draw:layer="layout" svg:width="2.921cm" svg:height="0.885cm" svg:x="1.508cm" svg:y="1.131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2.4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4.462cm" svg:x2="13.7cm" svg:y2="14.589cm">
            <text:p/>
          </draw:line>
          <draw:line draw:style-name="gr2" draw:text-style-name="P1" draw:layer="layout" svg:x1="13.573cm" svg:y1="14.716cm" svg:x2="13.7cm" svg:y2="14.589cm">
            <text:p/>
          </draw:line>
          <draw:line draw:style-name="gr2" draw:text-style-name="P1" draw:layer="layout" svg:x1="12.811cm" svg:y1="14.589cm" svg:x2="13.573cm" svg:y2="14.589cm">
            <text:p/>
          </draw:line>
          <draw:line draw:style-name="gr5" draw:text-style-name="P1" draw:layer="layout" svg:x1="13.446cm" svg:y1="14.843cm" svg:x2="13.446cm" svg:y2="14.208cm">
            <text:p/>
          </draw:line>
          <draw:frame draw:style-name="gr6" draw:text-style-name="P4" draw:layer="layout" svg:width="1.112cm" svg:height="0.762cm" svg:x="12.233cm" svg:y="13.82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827cm" svg:y="1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5.351cm" svg:x2="13.954cm" svg:y2="15.605cm">
            <text:p/>
          </draw:line>
          <draw:frame draw:style-name="gr6" draw:text-style-name="P4" draw:layer="layout" svg:width="1.374cm" svg:height="0.762cm" svg:x="13.85cm" svg:y="15.0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0.906cm" svg:y="16.24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906cm" svg:y1="16.875cm" svg:x2="11.033cm" svg:y2="17.002cm">
            <text:p/>
          </draw:line>
          <draw:line draw:style-name="gr2" draw:text-style-name="P1" draw:layer="layout" svg:x1="10.906cm" svg:y1="17.129cm" svg:x2="11.033cm" svg:y2="17.002cm">
            <text:p/>
          </draw:line>
          <draw:line draw:style-name="gr2" draw:text-style-name="P1" draw:layer="layout" svg:x1="10.144cm" svg:y1="17.002cm" svg:x2="10.906cm" svg:y2="17.002cm">
            <text:p/>
          </draw:line>
          <draw:line draw:style-name="gr5" draw:text-style-name="P1" draw:layer="layout" svg:x1="10.779cm" svg:y1="17.256cm" svg:x2="10.779cm" svg:y2="16.621cm">
            <text:p/>
          </draw:line>
          <draw:frame draw:style-name="gr6" draw:text-style-name="P4" draw:layer="layout" svg:width="1.112cm" svg:height="0.762cm" svg:x="9.566cm" svg:y="16.24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1.16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287cm" svg:y1="17.764cm" svg:x2="11.287cm" svg:y2="18.018cm">
            <text:p/>
          </draw:line>
          <draw:frame draw:style-name="gr6" draw:text-style-name="P4" draw:layer="layout" svg:width="1.374cm" svg:height="0.762cm" svg:x="11.183cm" svg:y="17.51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4.8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6.842cm" svg:x2="36.376cm" svg:y2="6.969cm">
            <text:p/>
          </draw:line>
          <draw:line draw:style-name="gr2" draw:text-style-name="P1" draw:layer="layout" svg:x1="36.249cm" svg:y1="7.096cm" svg:x2="36.376cm" svg:y2="6.969cm">
            <text:p/>
          </draw:line>
          <draw:line draw:style-name="gr2" draw:text-style-name="P1" draw:layer="layout" svg:x1="35.487cm" svg:y1="6.969cm" svg:x2="36.249cm" svg:y2="6.969cm">
            <text:p/>
          </draw:line>
          <draw:line draw:style-name="gr5" draw:text-style-name="P1" draw:layer="layout" svg:x1="36.122cm" svg:y1="7.223cm" svg:x2="36.122cm" svg:y2="6.588cm">
            <text:p/>
          </draw:line>
          <draw:frame draw:style-name="gr6" draw:text-style-name="P4" draw:layer="layout" svg:width="1.112cm" svg:height="0.762cm" svg:x="34.909cm" svg:y="6.20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6.50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7.731cm" svg:x2="36.63cm" svg:y2="7.985cm">
            <text:p/>
          </draw:line>
          <draw:frame draw:style-name="gr6" draw:text-style-name="P4" draw:layer="layout" svg:width="1.374cm" svg:height="0.762cm" svg:x="36.526cm" svg:y="7.477cm">
            <draw:text-box>
              <text:p><text:span text:style-name="T3">nRst</text:span></text:p>
            </draw:text-box>
          </draw:frame>
        </draw:g>
        <draw:g>
          <draw:line draw:style-name="gr1" draw:text-style-name="P1" draw:layer="layout" svg:x1="5.953cm" svg:y1="4.887cm" svg:x2="7.223cm" svg:y2="4.885cm">
            <text:p/>
          </draw:line>
          <draw:line draw:style-name="gr2" draw:text-style-name="P1" draw:layer="layout" svg:x1="6.335cm" svg:y1="5.141cm" svg:x2="6.08cm" svg:y2="4.633cm">
            <text:p/>
          </draw:line>
          <draw:frame draw:style-name="gr3" draw:text-style-name="P2" draw:layer="layout" svg:width="1.361cm" svg:height="0.645cm" draw:transform="rotate (1.57254165604689) translate (6.08cm 5.0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5.141cm" svg:x2="6.08cm" svg:y2="4.633cm">
            <text:p/>
          </draw:line>
        </draw:g>
        <draw:g>
          <draw:line draw:style-name="gr1" draw:text-style-name="P1" draw:layer="layout" svg:x1="13.7cm" svg:y1="2.651cm" svg:x2="13.7cm" svg:y2="3.921cm">
            <text:p/>
          </draw:line>
          <draw:line draw:style-name="gr2" draw:text-style-name="P1" draw:layer="layout" svg:x1="13.446cm" svg:y1="3.032cm" svg:x2="13.954cm" svg:y2="2.778cm">
            <text:p/>
          </draw:line>
          <draw:frame draw:style-name="gr3" draw:text-style-name="P2" draw:layer="layout" svg:width="1.361cm" svg:height="0.645cm" svg:x="13.558cm" svg:y="2.7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3.032cm" svg:x2="13.954cm" svg:y2="2.778cm">
            <text:p/>
          </draw:line>
        </draw:g>
        <draw:custom-shape draw:style-name="gr10" draw:text-style-name="P1" draw:layer="layout" svg:width="0.254cm" svg:height="0.254cm" svg:x="12.303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2.811cm" svg:y="1.512cm">
          <draw:text-box>
            <text:p><text:span text:style-name="T4">connection dot</text:span></text:p>
          </draw:text-box>
        </draw:frame>
        <draw:line draw:style-name="gr1" draw:text-style-name="P1" draw:layer="layout" svg:x1="6.842cm" svg:y1="1.254cm" svg:x2="6.842cm" svg:y2="2.524cm">
          <text:p/>
        </draw:line>
        <draw:line draw:style-name="gr1" draw:text-style-name="P1" draw:layer="layout" svg:x1="7.985cm" svg:y1="2.524cm" svg:x2="7.985cm" svg:y2="1.254cm">
          <text:p/>
        </draw:line>
        <draw:g>
          <draw:line draw:style-name="gr11" draw:text-style-name="P1" draw:layer="layout" svg:x1="19.658cm" svg:y1="2.016cm" svg:x2="19.023cm" svg:y2="2.016cm">
            <text:p/>
          </draw:line>
          <draw:line draw:style-name="gr11" draw:text-style-name="P1" draw:layer="layout" svg:x1="19.658cm" svg:y1="3.286cm" svg:x2="19.023cm" svg:y2="3.286cm">
            <text:p/>
          </draw:line>
          <draw:line draw:style-name="gr11" draw:text-style-name="P1" draw:layer="layout" svg:x1="19.023cm" svg:y1="2.016cm" svg:x2="19.023cm" svg:y2="3.286cm">
            <text:p/>
          </draw:line>
          <draw:line draw:style-name="gr8" draw:text-style-name="P1" draw:layer="layout" svg:x1="18.272cm" svg:y1="2.27cm" svg:x2="19.023cm" svg:y2="2.27cm">
            <text:p/>
          </draw:line>
          <draw:line draw:style-name="gr8" draw:text-style-name="P1" draw:layer="layout" svg:x1="18.272cm" svg:y1="3.032cm" svg:x2="19.023cm" svg:y2="3.03cm">
            <text:p/>
          </draw:line>
          <draw:circle draw:style-name="gr12" draw:text-style-name="P1" draw:layer="layout" svg:width="1.27cm" svg:height="1.27cm" svg:x="19.034cm" svg:y="2.016cm" draw:kind="arc" draw:start-angle="272.08" draw:end-angle="90.95">
            <text:p/>
          </draw:circle>
          <draw:line draw:style-name="gr8" draw:text-style-name="P1" draw:layer="layout" svg:x1="20.315cm" svg:y1="2.653cm" svg:x2="21.066cm" svg:y2="2.651cm">
            <text:p/>
          </draw:line>
        </draw:g>
        <draw:g>
          <draw:line draw:style-name="gr11" draw:text-style-name="P1" draw:layer="layout" svg:x1="19.669cm" svg:y1="3.921cm" svg:x2="18.653cm" svg:y2="3.921cm">
            <text:p/>
          </draw:line>
          <draw:line draw:style-name="gr11" draw:text-style-name="P1" draw:layer="layout" svg:x1="19.669cm" svg:y1="5.191cm" svg:x2="18.653cm" svg:y2="5.191cm">
            <text:p/>
          </draw:line>
          <draw:line draw:style-name="gr8" draw:text-style-name="P1" draw:layer="layout" svg:x1="18.272cm" svg:y1="4.175cm" svg:x2="19.161cm" svg:y2="4.175cm">
            <text:p/>
          </draw:line>
          <draw:line draw:style-name="gr8" draw:text-style-name="P1" draw:layer="layout" svg:x1="18.272cm" svg:y1="4.937cm" svg:x2="19.161cm" svg:y2="4.935cm">
            <text:p/>
          </draw:line>
          <draw:circle draw:style-name="gr12" draw:text-style-name="P1" draw:layer="layout" svg:width="1.27cm" svg:height="1.27cm" svg:x="19.034cm" svg:y="3.921cm" draw:kind="arc" draw:start-angle="272.08" draw:end-angle="90.95">
            <text:p/>
          </draw:circle>
          <draw:circle draw:style-name="gr12" draw:text-style-name="P1" draw:layer="layout" svg:width="1.27cm" svg:height="1.27cm" svg:x="18.018cm" svg:y="3.921cm" draw:kind="arc" draw:start-angle="272.08" draw:end-angle="90.95">
            <text:p/>
          </draw:circle>
          <draw:line draw:style-name="gr8" draw:text-style-name="P1" draw:layer="layout" svg:x1="20.315cm" svg:y1="4.558cm" svg:x2="21.066cm" svg:y2="4.556cm">
            <text:p/>
          </draw:line>
        </draw:g>
        <draw:g>
          <draw:line draw:style-name="gr11" draw:text-style-name="P1" draw:layer="layout" svg:x1="19.669cm" svg:y1="5.826cm" svg:x2="18.653cm" svg:y2="5.826cm">
            <text:p/>
          </draw:line>
          <draw:line draw:style-name="gr11" draw:text-style-name="P1" draw:layer="layout" svg:x1="19.669cm" svg:y1="7.096cm" svg:x2="18.653cm" svg:y2="7.096cm">
            <text:p/>
          </draw:line>
          <draw:line draw:style-name="gr8" draw:text-style-name="P1" draw:layer="layout" svg:x1="18.272cm" svg:y1="6.08cm" svg:x2="18.907cm" svg:y2="6.08cm">
            <text:p/>
          </draw:line>
          <draw:line draw:style-name="gr8" draw:text-style-name="P1" draw:layer="layout" svg:x1="18.272cm" svg:y1="6.842cm" svg:x2="18.907cm" svg:y2="6.842cm">
            <text:p/>
          </draw:line>
          <draw:circle draw:style-name="gr12" draw:text-style-name="P1" draw:layer="layout" svg:width="1.27cm" svg:height="1.27cm" svg:x="19.034cm" svg:y="5.826cm" draw:kind="arc" draw:start-angle="272.08" draw:end-angle="90.95">
            <text:p/>
          </draw:circle>
          <draw:circle draw:style-name="gr12" draw:text-style-name="P1" draw:layer="layout" svg:width="1.27cm" svg:height="1.27cm" svg:x="18.018cm" svg:y="5.826cm" draw:kind="arc" draw:start-angle="272.08" draw:end-angle="90.95">
            <text:p/>
          </draw:circle>
          <draw:ellipse draw:style-name="gr12" draw:text-style-name="P1" draw:layer="layout" svg:width="1.27cm" svg:height="1.016cm" svg:x="17.891cm" svg:y="5.953cm" draw:kind="arc" draw:start-angle="272.08" draw:end-angle="90.95">
            <text:p/>
          </draw:ellipse>
          <draw:line draw:style-name="gr8" draw:text-style-name="P1" draw:layer="layout" svg:x1="20.315cm" svg:y1="6.463cm" svg:x2="21.066cm" svg:y2="6.461cm">
            <text:p/>
          </draw:line>
        </draw:g>
        <draw:custom-shape draw:style-name="gr7" draw:text-style-name="P1" draw:layer="layout" svg:width="0.254cm" svg:height="0.254cm" svg:x="18.14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8.78cm" svg:y="7.735cm">
          <draw:text-box>
            <text:p><text:span text:style-name="T4">inversion bubble</text:span></text:p>
          </draw:text-box>
        </draw:frame>
        <draw:custom-shape draw:style-name="gr7" draw:text-style-name="P1" draw:layer="layout" svg:width="3.048cm" svg:height="3.048cm" svg:x="20.304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53cm" svg:height="1.673cm" svg:x="20.939cm" svg:y="12.045cm">
          <draw:text-box>
            <text:p>init</text:p>
            <text:p>[Q]</text:p>
          </draw:text-box>
        </draw:frame>
        <draw:g>
          <draw:g xml:id="id1" draw:id="id1">
            <draw:custom-shape draw:style-name="gr7" draw:text-style-name="P1" draw:layer="layout" svg:width="3.048cm" svg:height="3.048cm" svg:x="20.304cm" svg:y="15.5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layer="layout" svg:width="1.696cm" svg:height="1.673cm" svg:x="20.835cm" svg:y="16.357cm">
              <draw:text-box>
                <text:p>hold</text:p>
                <text:p>[!Q]</text:p>
              </draw:text-box>
            </draw:frame>
          </draw:g>
          <draw:connector draw:style-name="gr14" draw:text-style-name="P1" draw:layer="layout" draw:type="curve" svg:x1="23.352cm" svg:y1="17.121cm" svg:x2="23.352cm" svg:y2="17.121cm" draw:start-shape="id1" draw:end-shape="id1" svg:d="" svg:viewBox="0 0 1 1">
            <text:p/>
          </draw:connector>
          <draw:path draw:style-name="gr15" draw:text-style-name="P1" draw:layer="layout" svg:width="0.936cm" svg:height="1.083cm" draw:transform="skewX (-0.462512251778497) rotate (0.837932573882478) translate (22.1094612613673cm 16.2893885539916cm)" svg:viewBox="0 0 937 1084" svg:d="m0 1084c1539 2 718-1084 718-1084">
            <text:p/>
          </draw:path>
          <draw:frame draw:style-name="gr9" draw:text-style-name="P4" draw:layer="layout" svg:width="2.921cm" svg:height="0.885cm" svg:x="22.717cm" svg:y="14.966cm">
            <draw:text-box>
              <text:p><text:span text:style-name="T3">!X</text:span></text:p>
            </draw:text-box>
          </draw:frame>
        </draw:g>
        <draw:g>
          <draw:line draw:style-name="gr11" draw:text-style-name="P1" draw:layer="layout" svg:x1="19.034cm" svg:y1="10.902cm" svg:x2="19.796cm" svg:y2="11.664cm">
            <text:p/>
          </draw:line>
          <draw:line draw:style-name="gr11" draw:text-style-name="P1" draw:layer="layout" svg:x1="19.288cm" svg:y1="11.664cm" svg:x2="19.796cm" svg:y2="11.664cm">
            <text:p/>
          </draw:line>
          <draw:line draw:style-name="gr14" draw:text-style-name="P1" draw:layer="layout" svg:x1="19.288cm" svg:y1="11.664cm" svg:x2="19.923cm" svg:y2="12.426cm">
            <text:p/>
          </draw:line>
          <draw:frame draw:style-name="gr9" draw:text-style-name="P4" draw:layer="layout" svg:width="1.524cm" svg:height="0.885cm" svg:x="17.891cm" svg:y="10.652cm">
            <draw:text-box>
              <text:p><text:span text:style-name="T3">nRst</text:span></text:p>
            </draw:text-box>
          </draw:frame>
        </draw:g>
        <draw:frame draw:style-name="gr9" draw:text-style-name="P5" draw:layer="layout" svg:width="8.795cm" svg:height="0.885cm" svg:x="18.145cm" svg:y="9.3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9.918cm 8.973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9.754cm 8.801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9.754cm 9.563cm)">
            <draw:text-box>
              <text:p><text:span text:style-name="T3">Q</text:span></text:p>
            </draw:text-box>
          </draw:frame>
          <draw:line draw:style-name="gr2" draw:text-style-name="P1" draw:layer="layout" svg:x1="8.013cm" svg:y1="8.973cm" svg:x2="7.886cm" svg:y2="9.1cm">
            <text:p/>
          </draw:line>
          <draw:line draw:style-name="gr2" draw:text-style-name="P1" draw:layer="layout" svg:x1="7.759cm" svg:y1="8.973cm" svg:x2="7.886cm" svg:y2="9.1cm">
            <text:p/>
          </draw:line>
          <draw:line draw:style-name="gr2" draw:text-style-name="P1" draw:layer="layout" svg:x1="7.886cm" svg:y1="8.211cm" svg:x2="7.886cm" svg:y2="8.973cm">
            <text:p/>
          </draw:line>
          <draw:line draw:style-name="gr5" draw:text-style-name="P1" draw:layer="layout" svg:x1="7.632cm" svg:y1="8.846cm" svg:x2="8.267cm" svg:y2="8.846cm">
            <text:p/>
          </draw:line>
          <draw:frame draw:style-name="gr6" draw:text-style-name="P4" draw:layer="layout" svg:width="1.112cm" svg:height="0.762cm" draw:transform="rotate (-1.5707963267949) translate (8.648cm 7.633cm)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draw:transform="rotate (-1.5707963267949) translate (7.378cm 9.2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24cm" svg:y1="9.354cm" svg:x2="6.87cm" svg:y2="9.354cm">
            <text:p/>
          </draw:line>
          <draw:frame draw:style-name="gr6" draw:text-style-name="P4" draw:layer="layout" svg:width="1.374cm" svg:height="0.762cm" draw:transform="rotate (-1.5707963267949) translate (7.378cm 9.25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9.246cm" svg:y1="2.651cm" svg:x2="8.991cm" svg:y2="2.143cm">
            <text:p/>
          </draw:line>
          <draw:frame draw:style-name="gr3" draw:text-style-name="P2" draw:layer="layout" svg:width="1.361cm" svg:height="0.645cm" draw:transform="rotate (1.57254165604689) translate (8.991cm 2.539cm)">
            <draw:text-box>
              <text:p><text:span text:style-name="T1">N-1:0</text:span></text:p>
            </draw:text-box>
          </draw:frame>
          <draw:line draw:style-name="gr2" draw:text-style-name="P1" draw:layer="layout" svg:x1="9.246cm" svg:y1="2.651cm" svg:x2="8.991cm" svg:y2="2.143cm">
            <text:p/>
          </draw:line>
        </draw:g>
        <draw:g>
          <draw:line draw:style-name="gr2" draw:text-style-name="P1" draw:layer="layout" svg:x1="10.017cm" svg:y1="2.146cm" svg:x2="10.525cm" svg:y2="1.891cm">
            <text:p/>
          </draw:line>
          <draw:frame draw:style-name="gr3" draw:text-style-name="P2" draw:layer="layout" svg:width="1.361cm" svg:height="0.645cm" draw:transform="rotate (0.00174532925199433) translate (10.129cm 1.891cm)">
            <draw:text-box>
              <text:p><text:span text:style-name="T1">N-1:0</text:span></text:p>
            </draw:text-box>
          </draw:frame>
          <draw:line draw:style-name="gr2" draw:text-style-name="P1" draw:layer="layout" svg:x1="10.017cm" svg:y1="2.146cm" svg:x2="10.525cm" svg:y2="1.891cm">
            <text:p/>
          </draw:line>
        </draw:g>
        <draw:g>
          <draw:custom-shape draw:style-name="gr4" draw:text-style-name="P3" draw:layer="layout" svg:width="2.54cm" svg:height="1.27cm" svg:x="6.912cm" svg:y="4.1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4.0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4.0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3.7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5.355cm">
          <draw:text-box>
            <text:p><text:span text:style-name="T3">1</text:span></text:p>
          </draw:text-box>
        </draw:frame>
        <draw:g>
          <draw:line draw:style-name="gr11" draw:text-style-name="P1" draw:layer="layout" svg:x1="24.241cm" svg:y1="2.651cm" svg:x2="22.96cm" svg:y2="2.016cm">
            <text:p/>
          </draw:line>
          <draw:line draw:style-name="gr11" draw:text-style-name="P1" draw:layer="layout" svg:x1="24.241cm" svg:y1="2.651cm" svg:x2="22.96cm" svg:y2="3.286cm">
            <text:p/>
          </draw:line>
          <draw:line draw:style-name="gr11" draw:text-style-name="P1" draw:layer="layout" svg:x1="22.96cm" svg:y1="2.016cm" svg:x2="22.96cm" svg:y2="3.286cm">
            <text:p/>
          </draw:line>
          <draw:line draw:style-name="gr8" draw:text-style-name="P1" draw:layer="layout" svg:x1="22.22cm" svg:y1="2.653cm" svg:x2="22.971cm" svg:y2="2.651cm">
            <text:p/>
          </draw:line>
          <draw:line draw:style-name="gr8" draw:text-style-name="P1" draw:layer="layout" svg:x1="24.252cm" svg:y1="2.653cm" svg:x2="25.003cm" svg:y2="2.651cm">
            <text:p/>
          </draw:line>
          <draw:custom-shape draw:style-name="gr7" draw:text-style-name="P1" draw:layer="layout" svg:width="0.254cm" svg:height="0.254cm" svg:x="24.24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6.842cm" svg:y1="1.254cm" svg:x2="6.842cm" svg:y2="2.524cm">
          <text:p/>
        </draw:line>
      </draw:page>
      <draw:page draw:name="page2" draw:style-name="dp1" draw:master-page-name="Default">
        <draw:line draw:style-name="gr1" draw:text-style-name="P1" draw:layer="layout" svg:x1="19.569cm" svg:y1="17.076cm" svg:x2="22.463cm" svg:y2="17.076cm">
          <text:p/>
        </draw:line>
        <draw:g>
          <draw:line draw:style-name="gr2" draw:text-style-name="P1" draw:layer="layout" svg:x1="21.737cm" svg:y1="17.256cm" svg:x2="21.482cm" svg:y2="16.748cm">
            <text:p/>
          </draw:line>
          <draw:frame draw:style-name="gr3" draw:text-style-name="P2" draw:layer="layout" svg:width="0.891cm" svg:height="0.645cm" draw:transform="rotate (1.57254165604689) translate (21.482cm 17.144cm)">
            <draw:text-box>
              <text:p><text:span text:style-name="T1">64</text:span></text:p>
            </draw:text-box>
          </draw:frame>
          <draw:line draw:style-name="gr2" draw:text-style-name="P1" draw:layer="layout" svg:x1="21.737cm" svg:y1="17.256cm" svg:x2="21.482cm" svg:y2="16.748cm">
            <text:p/>
          </draw:line>
        </draw:g>
        <draw:frame draw:style-name="gr16" draw:text-style-name="P4" draw:layer="layout" svg:width="1.905cm" svg:height="1.199cm" svg:x="19.542cm" svg:y="16.452cm">
          <draw:text-box>
            <text:p><text:span text:style-name="T3">Output block</text:span></text:p>
          </draw:text-box>
        </draw:frame>
        <draw:custom-shape draw:style-name="gr4" draw:text-style-name="P1" draw:layer="layout" svg:width="2.54cm" svg:height="2.667cm" svg:x="7.985cm" svg:y="15.605cm">
          <text:p text:style-name="P1">DES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7.056cm" svg:y="15.605cm">
          <text:p text:style-name="P1">DES 3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091cm" svg:y1="17.076cm" svg:x2="7.985cm" svg:y2="17.076cm">
          <text:p/>
        </draw:line>
        <draw:g>
          <draw:line draw:style-name="gr2" draw:text-style-name="P1" draw:layer="layout" svg:x1="7.259cm" svg:y1="17.256cm" svg:x2="7.004cm" svg:y2="16.748cm">
            <text:p/>
          </draw:line>
          <draw:frame draw:style-name="gr3" draw:text-style-name="P2" draw:layer="layout" svg:width="0.891cm" svg:height="0.645cm" draw:transform="rotate (1.57254165604689) translate (7.004cm 17.144cm)">
            <draw:text-box>
              <text:p><text:span text:style-name="T1">64</text:span></text:p>
            </draw:text-box>
          </draw:frame>
          <draw:line draw:style-name="gr2" draw:text-style-name="P1" draw:layer="layout" svg:x1="7.259cm" svg:y1="17.256cm" svg:x2="7.004cm" svg:y2="16.748cm">
            <text:p/>
          </draw:line>
        </draw:g>
        <draw:frame draw:style-name="gr16" draw:text-style-name="P4" draw:layer="layout" svg:width="1.905cm" svg:height="1.199cm" svg:x="5.064cm" svg:y="16.452cm">
          <draw:text-box>
            <text:p><text:span text:style-name="T3">Input block</text:span></text:p>
          </draw:text-box>
        </draw:frame>
        <draw:line draw:style-name="gr1" draw:text-style-name="P1" draw:layer="layout" svg:x1="10.525cm" svg:y1="17.129cm" svg:x2="12.684cm" svg:y2="17.129cm">
          <text:p/>
        </draw:line>
        <draw:line draw:style-name="gr1" draw:text-style-name="P1" draw:layer="layout" svg:x1="14.843cm" svg:y1="17.129cm" svg:x2="17.002cm" svg:y2="17.129cm">
          <text:p/>
        </draw:line>
        <draw:custom-shape draw:style-name="gr4" draw:text-style-name="P1" draw:layer="layout" svg:width="2.54cm" svg:height="2.667cm" svg:x="12.611cm" svg:y="15.605cm">
          <text:p text:style-name="P1">DES 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17.891cm" svg:x2="8.112cm" svg:y2="18.018cm">
          <text:p/>
        </draw:line>
        <draw:line draw:style-name="gr2" draw:text-style-name="P1" draw:layer="layout" svg:x1="7.985cm" svg:y1="18.145cm" svg:x2="8.112cm" svg:y2="18.018cm">
          <text:p/>
        </draw:line>
        <draw:line draw:style-name="gr2" draw:text-style-name="P1" draw:layer="layout" svg:x1="7.223cm" svg:y1="18.018cm" svg:x2="7.985cm" svg:y2="18.018cm">
          <text:p/>
        </draw:line>
        <draw:line draw:style-name="gr5" draw:text-style-name="P1" draw:layer="layout" svg:x1="7.858cm" svg:y1="18.272cm" svg:x2="7.858cm" svg:y2="17.637cm">
          <text:p/>
        </draw:line>
        <draw:frame draw:style-name="gr6" draw:text-style-name="P4" draw:layer="layout" svg:width="1.112cm" svg:height="0.762cm" svg:x="6.645cm" svg:y="17.256cm">
          <draw:text-box>
            <text:p><text:span text:style-name="T3">Clk</text:span></text:p>
          </draw:text-box>
        </draw:frame>
        <draw:line draw:style-name="gr2" draw:text-style-name="P1" draw:layer="layout" svg:x1="12.627cm" svg:y1="17.891cm" svg:x2="12.754cm" svg:y2="18.018cm">
          <text:p/>
        </draw:line>
        <draw:line draw:style-name="gr2" draw:text-style-name="P1" draw:layer="layout" svg:x1="12.627cm" svg:y1="18.145cm" svg:x2="12.754cm" svg:y2="18.018cm">
          <text:p/>
        </draw:line>
        <draw:line draw:style-name="gr2" draw:text-style-name="P1" draw:layer="layout" svg:x1="11.865cm" svg:y1="18.018cm" svg:x2="12.627cm" svg:y2="18.018cm">
          <text:p/>
        </draw:line>
        <draw:line draw:style-name="gr5" draw:text-style-name="P1" draw:layer="layout" svg:x1="12.5cm" svg:y1="18.272cm" svg:x2="12.5cm" svg:y2="17.637cm">
          <text:p/>
        </draw:line>
        <draw:frame draw:style-name="gr6" draw:text-style-name="P4" draw:layer="layout" svg:width="1.112cm" svg:height="0.762cm" svg:x="11.287cm" svg:y="17.256cm">
          <draw:text-box>
            <text:p><text:span text:style-name="T3">Clk</text:span></text:p>
          </draw:text-box>
        </draw:frame>
        <draw:line draw:style-name="gr2" draw:text-style-name="P1" draw:layer="layout" svg:x1="17.072cm" svg:y1="17.891cm" svg:x2="17.199cm" svg:y2="18.018cm">
          <text:p/>
        </draw:line>
        <draw:line draw:style-name="gr2" draw:text-style-name="P1" draw:layer="layout" svg:x1="17.072cm" svg:y1="18.145cm" svg:x2="17.199cm" svg:y2="18.018cm">
          <text:p/>
        </draw:line>
        <draw:line draw:style-name="gr2" draw:text-style-name="P1" draw:layer="layout" svg:x1="16.31cm" svg:y1="18.018cm" svg:x2="17.072cm" svg:y2="18.018cm">
          <text:p/>
        </draw:line>
        <draw:line draw:style-name="gr5" draw:text-style-name="P1" draw:layer="layout" svg:x1="16.945cm" svg:y1="18.272cm" svg:x2="16.945cm" svg:y2="17.637cm">
          <text:p/>
        </draw:line>
        <draw:frame draw:style-name="gr6" draw:text-style-name="P4" draw:layer="layout" svg:width="1.112cm" svg:height="0.762cm" svg:x="15.732cm" svg:y="17.256cm">
          <draw:text-box>
            <text:p><text:span text:style-name="T3">Clk</text:span></text:p>
          </draw:text-box>
        </draw:frame>
        <draw:frame draw:style-name="gr17" draw:text-style-name="P4" draw:layer="layout" svg:width="4.095cm" svg:height="1.097cm" svg:x="9.69cm" svg:y="1.824cm">
          <draw:text-box draw:corner-radius="1.767cm">
            <text:p><text:span text:style-name="T3">Skecc x</text:span></text:p>
          </draw:text-box>
        </draw:frame>
        <draw:frame draw:style-name="gr17" draw:text-style-name="P4" draw:layer="layout" svg:width="4.095cm" svg:height="1.097cm" svg:x="15.628cm" svg:y="1.824cm">
          <draw:text-box draw:corner-radius="1.143cm">
            <text:p><text:span text:style-name="T3">Skecc y</text:span></text:p>
          </draw:text-box>
        </draw:frame>
        <draw:g>
          <draw:line draw:style-name="gr1" draw:text-style-name="P1" draw:layer="layout" svg:x1="16.975cm" svg:y1="2.831cm" svg:x2="16.975cm" svg:y2="4.398cm">
            <text:p/>
          </draw:line>
          <draw:line draw:style-name="gr2" draw:text-style-name="P1" draw:layer="layout" svg:x1="16.566cm" svg:y1="3.3cm" svg:x2="17.385cm" svg:y2="2.987cm">
            <text:p/>
          </draw:line>
          <draw:frame draw:style-name="gr18" draw:text-style-name="P2" draw:layer="layout" svg:width="1.751cm" svg:height="0.796cm" svg:x="16.746cm" svg:y="2.987cm">
            <draw:text-box>
              <text:p><text:span text:style-name="T1">163</text:span></text:p>
            </draw:text-box>
          </draw:frame>
          <draw:line draw:style-name="gr2" draw:text-style-name="P1" draw:layer="layout" svg:x1="16.566cm" svg:y1="3.3cm" svg:x2="17.385cm" svg:y2="2.987cm">
            <text:p/>
          </draw:line>
        </draw:g>
        <draw:custom-shape draw:style-name="gr4" draw:text-style-name="P1" draw:layer="layout" svg:width="11.997cm" svg:height="1.881cm" svg:x="8.051cm" svg:y="4.33cm">
          <text:p text:style-name="P1">Concatenation of x and y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1.143cm" svg:y1="2.764cm" svg:x2="11.143cm" svg:y2="4.331cm">
            <text:p/>
          </draw:line>
          <draw:line draw:style-name="gr2" draw:text-style-name="P1" draw:layer="layout" svg:x1="10.734cm" svg:y1="3.234cm" svg:x2="11.553cm" svg:y2="2.921cm">
            <text:p/>
          </draw:line>
          <draw:frame draw:style-name="gr18" draw:text-style-name="P2" draw:layer="layout" svg:width="1.751cm" svg:height="0.796cm" svg:x="10.914cm" svg:y="2.921cm">
            <draw:text-box>
              <text:p><text:span text:style-name="T1">163</text:span></text:p>
            </draw:text-box>
          </draw:frame>
          <draw:line draw:style-name="gr2" draw:text-style-name="P1" draw:layer="layout" svg:x1="10.734cm" svg:y1="3.234cm" svg:x2="11.553cm" svg:y2="2.921cm">
            <text:p/>
          </draw:line>
        </draw:g>
        <draw:g>
          <draw:line draw:style-name="gr1" draw:text-style-name="P1" draw:layer="layout" svg:x1="9.484cm" svg:y1="6.211cm" svg:x2="9.484cm" svg:y2="7.778cm">
            <text:p/>
          </draw:line>
          <draw:line draw:style-name="gr2" draw:text-style-name="P1" draw:layer="layout" svg:x1="9.075cm" svg:y1="6.681cm" svg:x2="9.894cm" svg:y2="6.368cm">
            <text:p/>
          </draw:line>
          <draw:frame draw:style-name="gr19" draw:text-style-name="P2" draw:layer="layout" svg:width="1.436cm" svg:height="0.795cm" svg:x="9.256cm" svg:y="6.368cm">
            <draw:text-box>
              <text:p><text:span text:style-name="T1">64</text:span></text:p>
            </draw:text-box>
          </draw:frame>
          <draw:line draw:style-name="gr2" draw:text-style-name="P1" draw:layer="layout" svg:x1="9.075cm" svg:y1="6.681cm" svg:x2="9.894cm" svg:y2="6.368cm">
            <text:p/>
          </draw:line>
        </draw:g>
        <draw:g>
          <draw:line draw:style-name="gr1" draw:text-style-name="P1" draw:layer="layout" svg:x1="18.289cm" svg:y1="6.211cm" svg:x2="18.289cm" svg:y2="7.778cm">
            <text:p/>
          </draw:line>
          <draw:line draw:style-name="gr2" draw:text-style-name="P1" draw:layer="layout" svg:x1="17.88cm" svg:y1="6.681cm" svg:x2="18.699cm" svg:y2="6.368cm">
            <text:p/>
          </draw:line>
          <draw:frame draw:style-name="gr20" draw:text-style-name="P2" draw:layer="layout" svg:width="1.435cm" svg:height="0.795cm" svg:x="18.061cm" svg:y="6.368cm">
            <draw:text-box>
              <text:p><text:span text:style-name="T1">64</text:span></text:p>
            </draw:text-box>
          </draw:frame>
          <draw:line draw:style-name="gr2" draw:text-style-name="P1" draw:layer="layout" svg:x1="17.88cm" svg:y1="6.681cm" svg:x2="18.699cm" svg:y2="6.368cm">
            <text:p/>
          </draw:line>
        </draw:g>
        <draw:g>
          <draw:line draw:style-name="gr1" draw:text-style-name="P1" draw:layer="layout" svg:x1="14.01cm" svg:y1="6.211cm" svg:x2="14.01cm" svg:y2="7.778cm">
            <text:p/>
          </draw:line>
          <draw:line draw:style-name="gr2" draw:text-style-name="P1" draw:layer="layout" svg:x1="13.601cm" svg:y1="6.681cm" svg:x2="14.42cm" svg:y2="6.368cm">
            <text:p/>
          </draw:line>
          <draw:frame draw:style-name="gr21" draw:text-style-name="P2" draw:layer="layout" svg:width="1.437cm" svg:height="0.795cm" svg:x="13.781cm" svg:y="6.368cm">
            <draw:text-box>
              <text:p><text:span text:style-name="T1">64</text:span></text:p>
            </draw:text-box>
          </draw:frame>
          <draw:line draw:style-name="gr2" draw:text-style-name="P1" draw:layer="layout" svg:x1="13.601cm" svg:y1="6.681cm" svg:x2="14.42cm" svg:y2="6.368cm">
            <text:p/>
          </draw:line>
        </draw:g>
        <draw:custom-shape draw:style-name="gr4" draw:text-style-name="P1" draw:layer="layout" svg:width="2.867cm" svg:height="1.881cm" svg:x="7.977cm" svg:y="7.778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67cm" svg:height="1.881cm" svg:x="12.491cm" svg:y="7.778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67cm" svg:height="1.881cm" svg:x="16.844cm" svg:y="7.778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9.484cm" svg:y1="9.665cm" svg:x2="9.484cm" svg:y2="11.232cm">
            <text:p/>
          </draw:line>
          <draw:line draw:style-name="gr2" draw:text-style-name="P1" draw:layer="layout" svg:x1="9.075cm" svg:y1="10.135cm" svg:x2="9.894cm" svg:y2="9.822cm">
            <text:p/>
          </draw:line>
          <draw:frame draw:style-name="gr22" draw:text-style-name="P2" draw:layer="layout" svg:width="1.436cm" svg:height="0.796cm" svg:x="9.256cm" svg:y="9.822cm">
            <draw:text-box>
              <text:p><text:span text:style-name="T1">56</text:span></text:p>
            </draw:text-box>
          </draw:frame>
          <draw:line draw:style-name="gr2" draw:text-style-name="P1" draw:layer="layout" svg:x1="9.075cm" svg:y1="10.135cm" svg:x2="9.894cm" svg:y2="9.822cm">
            <text:p/>
          </draw:line>
        </draw:g>
        <draw:g>
          <draw:line draw:style-name="gr1" draw:text-style-name="P1" draw:layer="layout" svg:x1="18.289cm" svg:y1="9.665cm" svg:x2="18.289cm" svg:y2="11.232cm">
            <text:p/>
          </draw:line>
          <draw:line draw:style-name="gr2" draw:text-style-name="P1" draw:layer="layout" svg:x1="17.88cm" svg:y1="10.135cm" svg:x2="18.699cm" svg:y2="9.822cm">
            <text:p/>
          </draw:line>
          <draw:frame draw:style-name="gr23" draw:text-style-name="P2" draw:layer="layout" svg:width="1.435cm" svg:height="0.796cm" svg:x="18.061cm" svg:y="9.822cm">
            <draw:text-box>
              <text:p><text:span text:style-name="T1">56</text:span></text:p>
            </draw:text-box>
          </draw:frame>
          <draw:line draw:style-name="gr2" draw:text-style-name="P1" draw:layer="layout" svg:x1="17.88cm" svg:y1="10.135cm" svg:x2="18.699cm" svg:y2="9.822cm">
            <text:p/>
          </draw:line>
        </draw:g>
        <draw:g>
          <draw:line draw:style-name="gr1" draw:text-style-name="P1" draw:layer="layout" svg:x1="14.01cm" svg:y1="9.665cm" svg:x2="14.01cm" svg:y2="11.232cm">
            <text:p/>
          </draw:line>
          <draw:line draw:style-name="gr2" draw:text-style-name="P1" draw:layer="layout" svg:x1="13.601cm" svg:y1="10.135cm" svg:x2="14.42cm" svg:y2="9.822cm">
            <text:p/>
          </draw:line>
          <draw:frame draw:style-name="gr24" draw:text-style-name="P2" draw:layer="layout" svg:width="1.437cm" svg:height="0.796cm" svg:x="13.781cm" svg:y="9.822cm">
            <draw:text-box>
              <text:p><text:span text:style-name="T1">56</text:span></text:p>
            </draw:text-box>
          </draw:frame>
          <draw:line draw:style-name="gr2" draw:text-style-name="P1" draw:layer="layout" svg:x1="13.601cm" svg:y1="10.135cm" svg:x2="14.42cm" svg:y2="9.822cm">
            <text:p/>
          </draw:line>
        </draw:g>
        <draw:custom-shape draw:style-name="gr4" draw:text-style-name="P1" draw:layer="layout" svg:width="3.137cm" svg:height="2.812cm" svg:x="12.491cm" svg:y="11.233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36cm" svg:height="2.812cm" svg:x="16.685cm" svg:y="11.233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36cm" svg:height="2.812cm" svg:x="7.978cm" svg:y="11.233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9.505cm" svg:y1="14.045cm" svg:x2="9.505cm" svg:y2="15.612cm">
            <text:p/>
          </draw:line>
          <draw:line draw:style-name="gr2" draw:text-style-name="P1" draw:layer="layout" svg:x1="9.096cm" svg:y1="14.515cm" svg:x2="9.915cm" svg:y2="14.202cm">
            <text:p/>
          </draw:line>
          <draw:frame draw:style-name="gr25" draw:text-style-name="P2" draw:layer="layout" svg:width="1.75cm" svg:height="0.797cm" svg:x="9.277cm" svg:y="14.201cm">
            <draw:text-box>
              <text:p><text:span text:style-name="T1">896</text:span></text:p>
            </draw:text-box>
          </draw:frame>
          <draw:line draw:style-name="gr2" draw:text-style-name="P1" draw:layer="layout" svg:x1="9.096cm" svg:y1="14.515cm" svg:x2="9.915cm" svg:y2="14.202cm">
            <text:p/>
          </draw:line>
        </draw:g>
        <draw:g>
          <draw:line draw:style-name="gr1" draw:text-style-name="P1" draw:layer="layout" svg:x1="18.289cm" svg:y1="14.045cm" svg:x2="18.289cm" svg:y2="15.612cm">
            <text:p/>
          </draw:line>
          <draw:line draw:style-name="gr2" draw:text-style-name="P1" draw:layer="layout" svg:x1="17.88cm" svg:y1="14.515cm" svg:x2="18.699cm" svg:y2="14.202cm">
            <text:p/>
          </draw:line>
          <draw:frame draw:style-name="gr25" draw:text-style-name="P2" draw:layer="layout" svg:width="1.75cm" svg:height="0.797cm" svg:x="18.061cm" svg:y="14.201cm">
            <draw:text-box>
              <text:p><text:span text:style-name="T1">896</text:span></text:p>
            </draw:text-box>
          </draw:frame>
          <draw:line draw:style-name="gr2" draw:text-style-name="P1" draw:layer="layout" svg:x1="17.88cm" svg:y1="14.515cm" svg:x2="18.699cm" svg:y2="14.202cm">
            <text:p/>
          </draw:line>
        </draw:g>
        <draw:g>
          <draw:line draw:style-name="gr1" draw:text-style-name="P1" draw:layer="layout" svg:x1="14.194cm" svg:y1="14.045cm" svg:x2="14.194cm" svg:y2="15.612cm">
            <text:p/>
          </draw:line>
          <draw:line draw:style-name="gr2" draw:text-style-name="P1" draw:layer="layout" svg:x1="13.784cm" svg:y1="14.515cm" svg:x2="14.603cm" svg:y2="14.202cm">
            <text:p/>
          </draw:line>
          <draw:frame draw:style-name="gr25" draw:text-style-name="P2" draw:layer="layout" svg:width="1.75cm" svg:height="0.797cm" svg:x="13.965cm" svg:y="14.201cm">
            <draw:text-box>
              <text:p><text:span text:style-name="T1">896</text:span></text:p>
            </draw:text-box>
          </draw:frame>
          <draw:line draw:style-name="gr2" draw:text-style-name="P1" draw:layer="layout" svg:x1="13.784cm" svg:y1="14.515cm" svg:x2="14.603cm" svg:y2="14.202cm">
            <text:p/>
          </draw:line>
        </draw:g>
        <draw:frame draw:style-name="gr17" draw:text-style-name="P4" draw:layer="layout" svg:width="2.457cm" svg:height="1.097cm" svg:x="8.461cm" svg:y="15.612cm">
          <draw:text-box draw:corner-radius="1.767cm">
            <text:p><text:span text:style-name="T3">RK1</text:span></text:p>
          </draw:text-box>
        </draw:frame>
        <draw:frame draw:style-name="gr17" draw:text-style-name="P4" draw:layer="layout" svg:width="2.457cm" svg:height="1.097cm" svg:x="17.328cm" svg:y="15.613cm">
          <draw:text-box draw:corner-radius="1.767cm">
            <text:p><text:span text:style-name="T3">RK3</text:span></text:p>
          </draw:text-box>
        </draw:frame>
        <draw:frame draw:style-name="gr17" draw:text-style-name="P4" draw:layer="layout" svg:width="2.457cm" svg:height="1.097cm" svg:x="13.136cm" svg:y="15.613cm">
          <draw:text-box draw:corner-radius="1.767cm">
            <text:p><text:span text:style-name="T3">RK2</text:span></text:p>
          </draw:text-box>
        </draw:frame>
      </draw:page>
      <draw:page draw:name="page3" draw:style-name="dp1" draw:master-page-name="Default">
        <draw:line draw:style-name="gr1" draw:text-style-name="P1" draw:layer="layout" svg:x1="19.823cm" svg:y1="12.123cm" svg:x2="22.717cm" svg:y2="12.123cm">
          <text:p/>
        </draw:line>
        <draw:g>
          <draw:line draw:style-name="gr2" draw:text-style-name="P1" draw:layer="layout" svg:x1="21.991cm" svg:y1="12.303cm" svg:x2="21.736cm" svg:y2="11.795cm">
            <text:p/>
          </draw:line>
          <draw:frame draw:style-name="gr3" draw:text-style-name="P2" draw:layer="layout" svg:width="0.891cm" svg:height="0.645cm" draw:transform="rotate (1.57254165604689) translate (21.736cm 12.191cm)">
            <draw:text-box>
              <text:p><text:span text:style-name="T1">64</text:span></text:p>
            </draw:text-box>
          </draw:frame>
          <draw:line draw:style-name="gr2" draw:text-style-name="P1" draw:layer="layout" svg:x1="21.991cm" svg:y1="12.303cm" svg:x2="21.736cm" svg:y2="11.795cm">
            <text:p/>
          </draw:line>
        </draw:g>
        <draw:frame draw:style-name="gr16" draw:text-style-name="P4" draw:layer="layout" svg:width="1.905cm" svg:height="1.199cm" svg:x="19.796cm" svg:y="11.499cm">
          <draw:text-box>
            <text:p><text:span text:style-name="T3">Output block</text:span></text:p>
          </draw:text-box>
        </draw:frame>
        <draw:custom-shape draw:style-name="gr4" draw:text-style-name="P1" draw:layer="layout" svg:width="2.54cm" svg:height="2.667cm" svg:x="8.239cm" svg:y="10.652cm">
          <text:p text:style-name="P1">DES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7.31cm" svg:y="10.652cm">
          <text:p text:style-name="P1">DES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8.24cm" svg:y="2.853cm">
          <text:p text:style-name="P1">SK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2.866cm" svg:y="2.853cm">
          <text:p text:style-name="P1">SK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7.311cm" svg:y="2.853cm">
          <text:p text:style-name="P1">SK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8.24cm" svg:y="6.753cm">
          <text:p text:style-name="P1">Gen.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2.866cm" svg:y="6.753cm">
          <text:p text:style-name="P1">Gen.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17.311cm" svg:y="6.753cm">
          <text:p text:style-name="P1">Gen.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345cm" svg:y1="12.123cm" svg:x2="8.239cm" svg:y2="12.123cm">
          <text:p/>
        </draw:line>
        <draw:g>
          <draw:line draw:style-name="gr2" draw:text-style-name="P1" draw:layer="layout" svg:x1="7.513cm" svg:y1="12.303cm" svg:x2="7.258cm" svg:y2="11.795cm">
            <text:p/>
          </draw:line>
          <draw:frame draw:style-name="gr3" draw:text-style-name="P2" draw:layer="layout" svg:width="0.891cm" svg:height="0.645cm" draw:transform="rotate (1.57254165604689) translate (7.258cm 12.191cm)">
            <draw:text-box>
              <text:p><text:span text:style-name="T1">64</text:span></text:p>
            </draw:text-box>
          </draw:frame>
          <draw:line draw:style-name="gr2" draw:text-style-name="P1" draw:layer="layout" svg:x1="7.513cm" svg:y1="12.303cm" svg:x2="7.258cm" svg:y2="11.795cm">
            <text:p/>
          </draw:line>
        </draw:g>
        <draw:frame draw:style-name="gr16" draw:text-style-name="P4" draw:layer="layout" svg:width="1.905cm" svg:height="1.199cm" svg:x="5.318cm" svg:y="11.499cm">
          <draw:text-box>
            <text:p><text:span text:style-name="T3">Input block</text:span></text:p>
          </draw:text-box>
        </draw:frame>
        <draw:line draw:style-name="gr1" draw:text-style-name="P1" draw:layer="layout" svg:x1="9.382cm" svg:y1="5.537cm" svg:x2="9.382cm" svg:y2="6.807cm">
          <text:p/>
        </draw:line>
        <draw:line draw:style-name="gr1" draw:text-style-name="P1" draw:layer="layout" svg:x1="14.208cm" svg:y1="5.51cm" svg:x2="14.208cm" svg:y2="6.78cm">
          <text:p/>
        </draw:line>
        <draw:line draw:style-name="gr1" draw:text-style-name="P1" draw:layer="layout" svg:x1="18.653cm" svg:y1="5.537cm" svg:x2="18.653cm" svg:y2="6.807cm">
          <text:p/>
        </draw:line>
        <draw:line draw:style-name="gr1" draw:text-style-name="P1" draw:layer="layout" svg:x1="9.382cm" svg:y1="9.428cm" svg:x2="9.382cm" svg:y2="10.698cm">
          <text:p/>
        </draw:line>
        <draw:line draw:style-name="gr1" draw:text-style-name="P1" draw:layer="layout" svg:x1="14.163cm" svg:y1="9.408cm" svg:x2="14.163cm" svg:y2="10.678cm">
          <text:p/>
        </draw:line>
        <draw:line draw:style-name="gr1" draw:text-style-name="P1" draw:layer="layout" svg:x1="18.653cm" svg:y1="9.428cm" svg:x2="18.653cm" svg:y2="10.698cm">
          <text:p/>
        </draw:line>
        <draw:line draw:style-name="gr1" draw:text-style-name="P1" draw:layer="layout" svg:x1="10.779cm" svg:y1="12.176cm" svg:x2="12.938cm" svg:y2="12.176cm">
          <text:p/>
        </draw:line>
        <draw:line draw:style-name="gr1" draw:text-style-name="P1" draw:layer="layout" svg:x1="15.097cm" svg:y1="12.176cm" svg:x2="17.256cm" svg:y2="12.176cm">
          <text:p/>
        </draw:line>
        <draw:custom-shape draw:style-name="gr4" draw:text-style-name="P1" draw:layer="layout" svg:width="2.54cm" svg:height="2.667cm" svg:x="12.865cm" svg:y="10.652cm">
          <text:p text:style-name="P1">DES 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39cm" svg:y1="12.938cm" svg:x2="8.366cm" svg:y2="13.065cm">
          <text:p/>
        </draw:line>
        <draw:line draw:style-name="gr2" draw:text-style-name="P1" draw:layer="layout" svg:x1="8.239cm" svg:y1="13.192cm" svg:x2="8.366cm" svg:y2="13.065cm">
          <text:p/>
        </draw:line>
        <draw:line draw:style-name="gr2" draw:text-style-name="P1" draw:layer="layout" svg:x1="7.477cm" svg:y1="13.065cm" svg:x2="8.239cm" svg:y2="13.065cm">
          <text:p/>
        </draw:line>
        <draw:line draw:style-name="gr5" draw:text-style-name="P1" draw:layer="layout" svg:x1="8.112cm" svg:y1="13.319cm" svg:x2="8.112cm" svg:y2="12.684cm">
          <text:p/>
        </draw:line>
        <draw:frame draw:style-name="gr6" draw:text-style-name="P4" draw:layer="layout" svg:width="1.112cm" svg:height="0.762cm" svg:x="6.899cm" svg:y="12.303cm">
          <draw:text-box>
            <text:p><text:span text:style-name="T3">Clk</text:span></text:p>
          </draw:text-box>
        </draw:frame>
        <draw:line draw:style-name="gr2" draw:text-style-name="P1" draw:layer="layout" svg:x1="12.881cm" svg:y1="12.938cm" svg:x2="13.008cm" svg:y2="13.065cm">
          <text:p/>
        </draw:line>
        <draw:line draw:style-name="gr2" draw:text-style-name="P1" draw:layer="layout" svg:x1="12.881cm" svg:y1="13.192cm" svg:x2="13.008cm" svg:y2="13.065cm">
          <text:p/>
        </draw:line>
        <draw:line draw:style-name="gr2" draw:text-style-name="P1" draw:layer="layout" svg:x1="12.119cm" svg:y1="13.065cm" svg:x2="12.881cm" svg:y2="13.065cm">
          <text:p/>
        </draw:line>
        <draw:line draw:style-name="gr5" draw:text-style-name="P1" draw:layer="layout" svg:x1="12.754cm" svg:y1="13.319cm" svg:x2="12.754cm" svg:y2="12.684cm">
          <text:p/>
        </draw:line>
        <draw:frame draw:style-name="gr6" draw:text-style-name="P4" draw:layer="layout" svg:width="1.112cm" svg:height="0.762cm" svg:x="11.541cm" svg:y="12.303cm">
          <draw:text-box>
            <text:p><text:span text:style-name="T3">Clk</text:span></text:p>
          </draw:text-box>
        </draw:frame>
        <draw:line draw:style-name="gr2" draw:text-style-name="P1" draw:layer="layout" svg:x1="17.326cm" svg:y1="12.938cm" svg:x2="17.453cm" svg:y2="13.065cm">
          <text:p/>
        </draw:line>
        <draw:line draw:style-name="gr2" draw:text-style-name="P1" draw:layer="layout" svg:x1="17.326cm" svg:y1="13.192cm" svg:x2="17.453cm" svg:y2="13.065cm">
          <text:p/>
        </draw:line>
        <draw:line draw:style-name="gr2" draw:text-style-name="P1" draw:layer="layout" svg:x1="16.564cm" svg:y1="13.065cm" svg:x2="17.326cm" svg:y2="13.065cm">
          <text:p/>
        </draw:line>
        <draw:line draw:style-name="gr5" draw:text-style-name="P1" draw:layer="layout" svg:x1="17.199cm" svg:y1="13.319cm" svg:x2="17.199cm" svg:y2="12.684cm">
          <text:p/>
        </draw:line>
        <draw:frame draw:style-name="gr6" draw:text-style-name="P4" draw:layer="layout" svg:width="1.112cm" svg:height="0.762cm" svg:x="15.986cm" svg:y="12.303cm">
          <draw:text-box>
            <text:p><text:span text:style-name="T3">Clk</text:span></text:p>
          </draw:text-box>
        </draw:frame>
      </draw:page>
      <draw:page draw:name="page4" draw:style-name="dp1" draw:master-page-name="Default">
        <draw:custom-shape draw:style-name="gr7" draw:text-style-name="P1" draw:layer="layout" svg:width="3.048cm" svg:height="3.048cm" svg:x="5.06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3.048cm" svg:x="11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3.048cm" svg:x="17.89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3.048cm" svg:x="20.05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683cm" svg:height="0.962cm" svg:x="5.794cm" svg:y="5.245cm">
          <draw:text-box>
            <text:p>D=1</text:p>
          </draw:text-box>
        </draw:frame>
        <draw:frame draw:style-name="gr3" draw:layer="layout" svg:width="2.475cm" svg:height="1.673cm" svg:x="11.668cm" svg:y="5.064cm">
          <draw:text-box>
            <text:p>Count</text:p>
            <text:p>3 bclks</text:p>
          </draw:text-box>
        </draw:frame>
        <draw:frame draw:style-name="gr3" draw:layer="layout" svg:width="2.106cm" svg:height="0.962cm" svg:x="18.452cm" svg:y="7.35cm">
          <draw:text-box>
            <text:p>out=1</text:p>
          </draw:text-box>
        </draw:frame>
        <draw:frame draw:style-name="gr3" draw:layer="layout" svg:width="2.191cm" svg:height="2.384cm" svg:x="20.431cm" svg:y="12.459cm">
          <draw:text-box>
            <text:p>Count</text:p>
            <text:p>1 bclk</text:p>
            <text:p>out=0</text:p>
          </draw:text-box>
        </draw:frame>
        <draw:frame draw:style-name="gr3" draw:layer="layout" svg:width="1.683cm" svg:height="0.962cm" svg:x="15.478cm" svg:y="10.017cm">
          <draw:text-box>
            <text:p>D=0</text:p>
          </draw:text-box>
        </draw:frame>
        <draw:line draw:style-name="gr1" draw:text-style-name="P1" draw:layer="layout" svg:x1="8.112cm" svg:y1="5.953cm" svg:x2="11.287cm" svg:y2="5.953cm">
          <text:p/>
        </draw:line>
        <draw:line draw:style-name="gr1" draw:text-style-name="P1" draw:layer="layout" svg:x1="14.335cm" svg:y1="6.08cm" svg:x2="18.018cm" svg:y2="7.35cm">
          <text:p/>
        </draw:line>
        <draw:line draw:style-name="gr1" draw:text-style-name="P1" draw:layer="layout" svg:x1="18.399cm" svg:y1="9.001cm" svg:x2="14.843cm" svg:y2="13.319cm">
          <text:p/>
        </draw:line>
        <draw:line draw:style-name="gr1" draw:text-style-name="P1" draw:layer="layout" svg:x1="19.542cm" svg:y1="9.382cm" svg:x2="20.685cm" svg:y2="12.557cm">
          <text:p/>
        </draw:line>
        <draw:line draw:style-name="gr1" draw:text-style-name="P1" draw:layer="layout" svg:x1="21.701cm" svg:y1="12.176cm" svg:x2="20.558cm" svg:y2="8.874cm">
          <text:p/>
        </draw:line>
      </draw:page>
      <draw:page draw:name="page5" draw:style-name="dp1" draw:master-page-name="Default">
        <draw:frame draw:style-name="gr9" draw:text-style-name="P4" draw:layer="layout" svg:width="2.921cm" svg:height="0.885cm" svg:x="1.254cm" svg:y="1.258cm">
          <draw:text-box>
            <text:p><text:span text:style-name="T3">DES:</text:span></text:p>
          </draw:text-box>
        </draw:frame>
        <draw:g>
          <draw:custom-shape draw:style-name="gr7" draw:text-style-name="P1" draw:layer="layout" svg:width="0.762cm" svg:height="0.762cm" svg:x="5.472cm" svg:y="5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0.875cm" svg:height="0.962cm" svg:x="5.472cm" svg:y="5.507cm">
            <draw:text-box>
              <text:p>+</text:p>
            </draw:text-box>
          </draw:frame>
        </draw:g>
        <draw:custom-shape draw:style-name="gr4" draw:text-style-name="P1" draw:layer="layout" svg:width="1.397cm" svg:height="1.27cm" svg:x="7.196cm" svg:y="5.356cm">
          <text:p text:style-name="P1">F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7.869cm" svg:y1="2.27cm" svg:x2="7.869cm" svg:y2="3.54cm">
            <text:p/>
          </draw:line>
          <draw:line draw:style-name="gr2" draw:text-style-name="P1" draw:layer="layout" svg:x1="7.615cm" svg:y1="2.651cm" svg:x2="8.123cm" svg:y2="2.397cm">
            <text:p/>
          </draw:line>
          <draw:frame draw:style-name="gr3" draw:text-style-name="P2" draw:layer="layout" svg:width="0.891cm" svg:height="0.645cm" svg:x="7.727cm" svg:y="2.397cm">
            <draw:text-box>
              <text:p><text:span text:style-name="T1">64</text:span></text:p>
            </draw:text-box>
          </draw:frame>
          <draw:line draw:style-name="gr2" draw:text-style-name="P1" draw:layer="layout" svg:x1="7.615cm" svg:y1="2.651cm" svg:x2="8.123cm" svg:y2="2.397cm">
            <text:p/>
          </draw:line>
        </draw:g>
        <draw:frame draw:style-name="gr9" draw:text-style-name="P4" draw:layer="layout" svg:width="1.651cm" svg:height="0.885cm" svg:x="7.234cm" svg:y="1.512cm">
          <draw:text-box draw:corner-radius="1.767cm">
            <text:p><text:span text:style-name="T3">Input</text:span></text:p>
          </draw:text-box>
        </draw:frame>
        <draw:line draw:style-name="gr8" draw:text-style-name="P1" draw:layer="layout" svg:x1="5.837cm" svg:y1="3.517cm" svg:x2="9.901cm" svg:y2="3.511cm">
          <text:p/>
        </draw:line>
        <draw:g>
          <draw:line draw:style-name="gr1" draw:text-style-name="P1" draw:layer="layout" svg:x1="5.839cm" svg:y1="3.54cm" svg:x2="5.839cm" svg:y2="5.572cm">
            <text:p/>
          </draw:line>
          <draw:line draw:style-name="gr2" draw:text-style-name="P1" draw:layer="layout" svg:x1="5.585cm" svg:y1="4.149cm" svg:x2="6.093cm" svg:y2="3.743cm">
            <text:p/>
          </draw:line>
          <draw:frame draw:style-name="gr26" draw:text-style-name="P2" draw:layer="layout" svg:width="0.891cm" svg:height="1.032cm" svg:x="5.697cm" svg:y="3.743cm">
            <draw:text-box>
              <text:p><text:span text:style-name="T1">32</text:span></text:p>
            </draw:text-box>
          </draw:frame>
          <draw:line draw:style-name="gr2" draw:text-style-name="P1" draw:layer="layout" svg:x1="5.585cm" svg:y1="4.149cm" svg:x2="6.093cm" svg:y2="3.743cm">
            <text:p/>
          </draw:line>
        </draw:g>
        <draw:g>
          <draw:line draw:style-name="gr1" draw:text-style-name="P1" draw:layer="layout" svg:x1="9.94cm" svg:y1="3.54cm" svg:x2="9.94cm" svg:y2="5.953cm">
            <text:p/>
          </draw:line>
          <draw:line draw:style-name="gr2" draw:text-style-name="P1" draw:layer="layout" svg:x1="9.686cm" svg:y1="4.263cm" svg:x2="10.194cm" svg:y2="3.781cm">
            <text:p/>
          </draw:line>
          <draw:frame draw:style-name="gr27" draw:text-style-name="P2" draw:layer="layout" svg:width="0.891cm" svg:height="1.226cm" svg:x="9.798cm" svg:y="3.781cm">
            <draw:text-box>
              <text:p><text:span text:style-name="T1">32</text:span></text:p>
            </draw:text-box>
          </draw:frame>
          <draw:line draw:style-name="gr2" draw:text-style-name="P1" draw:layer="layout" svg:x1="9.686cm" svg:y1="4.263cm" svg:x2="10.194cm" svg:y2="3.781cm">
            <text:p/>
          </draw:line>
        </draw:g>
        <draw:line draw:style-name="gr1" draw:text-style-name="P1" draw:layer="layout" svg:x1="7.223cm" svg:y1="5.918cm" svg:x2="6.207cm" svg:y2="5.918cm">
          <text:p/>
        </draw:line>
        <draw:line draw:style-name="gr1" draw:text-style-name="P1" draw:layer="layout" svg:x1="10.017cm" svg:y1="5.891cm" svg:x2="8.62cm" svg:y2="5.891cm">
          <text:p/>
        </draw:line>
        <draw:line draw:style-name="gr8" draw:text-style-name="P1" draw:layer="layout" svg:x1="5.826cm" svg:y1="7.134cm" svg:x2="5.826cm" svg:y2="6.372cm">
          <text:p/>
        </draw:line>
        <draw:line draw:style-name="gr8" draw:text-style-name="P1" draw:layer="layout" svg:x1="9.89cm" svg:y1="7.134cm" svg:x2="9.89cm" svg:y2="5.864cm">
          <text:p/>
        </draw:line>
        <draw:line draw:style-name="gr1" draw:text-style-name="P1" draw:layer="layout" svg:x1="5.826cm" svg:y1="7.134cm" svg:x2="9.763cm" svg:y2="8.912cm">
          <text:p/>
        </draw:line>
        <draw:line draw:style-name="gr1" draw:text-style-name="P1" draw:layer="layout" svg:x1="9.89cm" svg:y1="7.134cm" svg:x2="5.826cm" svg:y2="8.912cm">
          <text:p/>
        </draw:line>
        <draw:line draw:style-name="gr1" draw:text-style-name="P1" draw:layer="layout" svg:x1="5.826cm" svg:y1="8.912cm" svg:x2="5.826cm" svg:y2="10.055cm">
          <text:p/>
        </draw:line>
        <draw:line draw:style-name="gr1" draw:text-style-name="P1" draw:layer="layout" svg:x1="9.726cm" svg:y1="8.913cm" svg:x2="9.726cm" svg:y2="10.056cm">
          <text:p/>
        </draw:line>
        <draw:frame draw:style-name="gr9" draw:text-style-name="P4" draw:layer="layout" svg:width="1.016cm" svg:height="0.885cm" svg:x="4.683cm" svg:y="3.667cm">
          <draw:text-box>
            <text:p><text:span text:style-name="T3">L0</text:span></text:p>
          </draw:text-box>
        </draw:frame>
        <draw:frame draw:style-name="gr9" draw:text-style-name="P4" draw:layer="layout" svg:width="1.016cm" svg:height="0.885cm" svg:x="4.556cm" svg:y="9.293cm">
          <draw:text-box>
            <text:p><text:span text:style-name="T3">L1</text:span></text:p>
          </draw:text-box>
        </draw:frame>
        <draw:frame draw:style-name="gr28" draw:text-style-name="P4" draw:layer="layout" svg:width="1.397cm" svg:height="0.835cm" svg:x="10.525cm" svg:y="3.594cm">
          <draw:text-box>
            <text:p><text:span text:style-name="T3">R0</text:span></text:p>
          </draw:text-box>
        </draw:frame>
        <draw:frame draw:style-name="gr28" draw:text-style-name="P4" draw:layer="layout" svg:width="1.397cm" svg:height="0.835cm" svg:x="10.017cm" svg:y="9.347cm">
          <draw:text-box>
            <text:p><text:span text:style-name="T3">R1</text:span></text:p>
          </draw:text-box>
        </draw:frame>
        <draw:frame draw:style-name="gr9" draw:text-style-name="P4" draw:layer="layout" svg:width="2.921cm" svg:height="0.885cm" svg:x="10.779cm" svg:y="5.487cm">
          <draw:text-box>
            <text:p><text:span text:style-name="T3">Round 1</text:span></text:p>
          </draw:text-box>
        </draw:frame>
        <draw:g>
          <draw:custom-shape draw:style-name="gr7" draw:text-style-name="P1" draw:layer="layout" svg:width="0.762cm" svg:height="0.762cm" svg:x="17.156cm" svg:y="4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0.875cm" svg:height="0.962cm" svg:x="17.156cm" svg:y="4.609cm">
            <draw:text-box>
              <text:p>+</text:p>
            </draw:text-box>
          </draw:frame>
        </draw:g>
        <draw:custom-shape draw:style-name="gr4" draw:text-style-name="P1" draw:layer="layout" svg:width="1.397cm" svg:height="1.27cm" svg:x="18.88cm" svg:y="4.458cm">
          <text:p text:style-name="P1">F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7.523cm" svg:y1="3.442cm" svg:x2="17.523cm" svg:y2="4.712cm">
            <text:p/>
          </draw:line>
          <draw:line draw:style-name="gr2" draw:text-style-name="P1" draw:layer="layout" svg:x1="17.269cm" svg:y1="3.823cm" svg:x2="17.777cm" svg:y2="3.569cm">
            <text:p/>
          </draw:line>
          <draw:frame draw:style-name="gr3" draw:text-style-name="P2" draw:layer="layout" svg:width="0.891cm" svg:height="0.645cm" svg:x="17.381cm" svg:y="3.569cm">
            <draw:text-box>
              <text:p><text:span text:style-name="T1">32</text:span></text:p>
            </draw:text-box>
          </draw:frame>
          <draw:line draw:style-name="gr2" draw:text-style-name="P1" draw:layer="layout" svg:x1="17.269cm" svg:y1="3.823cm" svg:x2="17.777cm" svg:y2="3.569cm">
            <text:p/>
          </draw:line>
        </draw:g>
        <draw:g>
          <draw:line draw:style-name="gr1" draw:text-style-name="P1" draw:layer="layout" svg:x1="21.624cm" svg:y1="3.442cm" svg:x2="21.624cm" svg:y2="5.093cm">
            <text:p/>
          </draw:line>
          <draw:line draw:style-name="gr2" draw:text-style-name="P1" draw:layer="layout" svg:x1="21.37cm" svg:y1="3.937cm" svg:x2="21.878cm" svg:y2="3.607cm">
            <text:p/>
          </draw:line>
          <draw:frame draw:style-name="gr29" draw:text-style-name="P2" draw:layer="layout" svg:width="0.891cm" svg:height="0.839cm" svg:x="21.482cm" svg:y="3.607cm">
            <draw:text-box>
              <text:p><text:span text:style-name="T1">32</text:span></text:p>
            </draw:text-box>
          </draw:frame>
          <draw:line draw:style-name="gr2" draw:text-style-name="P1" draw:layer="layout" svg:x1="21.37cm" svg:y1="3.937cm" svg:x2="21.878cm" svg:y2="3.607cm">
            <text:p/>
          </draw:line>
        </draw:g>
        <draw:line draw:style-name="gr1" draw:text-style-name="P1" draw:layer="layout" svg:x1="18.907cm" svg:y1="5.02cm" svg:x2="17.891cm" svg:y2="5.02cm">
          <text:p/>
        </draw:line>
        <draw:line draw:style-name="gr1" draw:text-style-name="P1" draw:layer="layout" svg:x1="21.701cm" svg:y1="4.993cm" svg:x2="20.304cm" svg:y2="4.993cm">
          <text:p/>
        </draw:line>
        <draw:line draw:style-name="gr8" draw:text-style-name="P1" draw:layer="layout" svg:x1="17.51cm" svg:y1="6.236cm" svg:x2="17.51cm" svg:y2="5.474cm">
          <text:p/>
        </draw:line>
        <draw:line draw:style-name="gr8" draw:text-style-name="P1" draw:layer="layout" svg:x1="21.574cm" svg:y1="6.236cm" svg:x2="21.574cm" svg:y2="4.966cm">
          <text:p/>
        </draw:line>
        <draw:line draw:style-name="gr1" draw:text-style-name="P1" draw:layer="layout" svg:x1="17.51cm" svg:y1="6.236cm" svg:x2="21.447cm" svg:y2="8.014cm">
          <text:p/>
        </draw:line>
        <draw:line draw:style-name="gr1" draw:text-style-name="P1" draw:layer="layout" svg:x1="21.574cm" svg:y1="6.236cm" svg:x2="17.51cm" svg:y2="8.014cm">
          <text:p/>
        </draw:line>
        <draw:line draw:style-name="gr1" draw:text-style-name="P1" draw:layer="layout" svg:x1="17.51cm" svg:y1="8.014cm" svg:x2="17.51cm" svg:y2="9.157cm">
          <text:p/>
        </draw:line>
        <draw:line draw:style-name="gr1" draw:text-style-name="P1" draw:layer="layout" svg:x1="21.41cm" svg:y1="8.015cm" svg:x2="21.41cm" svg:y2="9.158cm">
          <text:p/>
        </draw:line>
        <draw:frame draw:style-name="gr9" draw:text-style-name="P4" draw:layer="layout" svg:width="1.27cm" svg:height="0.885cm" svg:x="16.113cm" svg:y="3.569cm">
          <draw:text-box>
            <text:p><text:span text:style-name="T3">L15</text:span></text:p>
          </draw:text-box>
        </draw:frame>
        <draw:frame draw:style-name="gr9" draw:text-style-name="P4" draw:layer="layout" svg:width="1.27cm" svg:height="0.885cm" svg:x="15.986cm" svg:y="8.395cm">
          <draw:text-box>
            <text:p><text:span text:style-name="T3">L16</text:span></text:p>
          </draw:text-box>
        </draw:frame>
        <draw:frame draw:style-name="gr28" draw:text-style-name="P4" draw:layer="layout" svg:width="1.397cm" svg:height="0.835cm" svg:x="22.209cm" svg:y="3.496cm">
          <draw:text-box>
            <text:p><text:span text:style-name="T3">R15</text:span></text:p>
          </draw:text-box>
        </draw:frame>
        <draw:frame draw:style-name="gr28" draw:text-style-name="P4" draw:layer="layout" svg:width="1.397cm" svg:height="0.835cm" svg:x="21.701cm" svg:y="8.449cm">
          <draw:text-box>
            <text:p><text:span text:style-name="T3">R16</text:span></text:p>
          </draw:text-box>
        </draw:frame>
        <draw:frame draw:style-name="gr9" draw:text-style-name="P4" draw:layer="layout" svg:width="2.921cm" svg:height="0.885cm" svg:x="22.463cm" svg:y="4.589cm">
          <draw:text-box>
            <text:p><text:span text:style-name="T3">Round 16</text:span></text:p>
          </draw:text-box>
        </draw:frame>
        <draw:line draw:style-name="gr1" draw:text-style-name="P1" draw:layer="layout" svg:x1="17.51cm" svg:y1="9.128cm" svg:x2="21.447cm" svg:y2="10.906cm">
          <text:p/>
        </draw:line>
        <draw:line draw:style-name="gr1" draw:text-style-name="P1" draw:layer="layout" svg:x1="21.32cm" svg:y1="9.128cm" svg:x2="17.51cm" svg:y2="10.906cm">
          <text:p/>
        </draw:line>
        <draw:line draw:style-name="gr1" draw:text-style-name="P1" draw:layer="layout" svg:x1="17.51cm" svg:y1="10.906cm" svg:x2="17.51cm" svg:y2="12.049cm">
          <text:p/>
        </draw:line>
        <draw:line draw:style-name="gr1" draw:text-style-name="P1" draw:layer="layout" svg:x1="21.41cm" svg:y1="10.907cm" svg:x2="21.41cm" svg:y2="12.05cm">
          <text:p/>
        </draw:line>
        <draw:custom-shape draw:style-name="gr4" draw:text-style-name="P1" draw:layer="layout" svg:width="4.191cm" svg:height="1.27cm" svg:x="17.383cm" svg:y="12.049cm">
          <text:p text:style-name="P1">Ciphertext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9.415cm" svg:y1="13.327cm" svg:x2="19.415cm" svg:y2="14.597cm">
            <text:p/>
          </draw:line>
          <draw:line draw:style-name="gr2" draw:text-style-name="P1" draw:layer="layout" svg:x1="19.161cm" svg:y1="13.708cm" svg:x2="19.669cm" svg:y2="13.454cm">
            <text:p/>
          </draw:line>
          <draw:frame draw:style-name="gr3" draw:text-style-name="P2" draw:layer="layout" svg:width="0.891cm" svg:height="0.645cm" svg:x="19.273cm" svg:y="13.454cm">
            <draw:text-box>
              <text:p><text:span text:style-name="T1">64</text:span></text:p>
            </draw:text-box>
          </draw:frame>
          <draw:line draw:style-name="gr2" draw:text-style-name="P1" draw:layer="layout" svg:x1="19.161cm" svg:y1="13.708cm" svg:x2="19.669cm" svg:y2="13.454cm">
            <text:p/>
          </draw:line>
        </draw:g>
        <draw:frame draw:style-name="gr30" draw:text-style-name="P4" draw:layer="layout" svg:width="2.159cm" svg:height="0.889cm" svg:x="18.399cm" svg:y="14.589cm">
          <draw:text-box draw:corner-radius="1.767cm">
            <text:p><text:span text:style-name="T3">Output</text:span></text:p>
          </draw:text-box>
        </draw:frame>
        <draw:g>
          <draw:line draw:style-name="gr1" draw:text-style-name="P1" draw:layer="layout" svg:x1="7.858cm" svg:y1="4.148cm" svg:x2="7.858cm" svg:y2="5.418cm">
            <text:p/>
          </draw:line>
          <draw:line draw:style-name="gr2" draw:text-style-name="P1" draw:layer="layout" svg:x1="7.604cm" svg:y1="4.529cm" svg:x2="8.112cm" svg:y2="4.275cm">
            <text:p/>
          </draw:line>
          <draw:frame draw:style-name="gr3" draw:text-style-name="P2" draw:layer="layout" svg:width="0.891cm" svg:height="0.645cm" svg:x="7.716cm" svg:y="4.275cm">
            <draw:text-box>
              <text:p><text:span text:style-name="T1">48</text:span></text:p>
            </draw:text-box>
          </draw:frame>
          <draw:line draw:style-name="gr2" draw:text-style-name="P1" draw:layer="layout" svg:x1="7.604cm" svg:y1="4.529cm" svg:x2="8.112cm" svg:y2="4.275cm">
            <text:p/>
          </draw:line>
        </draw:g>
        <draw:frame draw:style-name="gr31" draw:text-style-name="P4" draw:layer="layout" svg:width="1.651cm" svg:height="0.725cm" svg:x="7.604cm" svg:y="3.667cm">
          <draw:text-box draw:corner-radius="1.767cm">
            <text:p><text:span text:style-name="T3">K1</text:span></text:p>
          </draw:text-box>
        </draw:frame>
        <draw:g>
          <draw:line draw:style-name="gr1" draw:text-style-name="P1" draw:layer="layout" svg:x1="19.542cm" svg:y1="3.159cm" svg:x2="19.542cm" svg:y2="4.429cm">
            <text:p/>
          </draw:line>
          <draw:line draw:style-name="gr2" draw:text-style-name="P1" draw:layer="layout" svg:x1="19.288cm" svg:y1="3.54cm" svg:x2="19.796cm" svg:y2="3.286cm">
            <text:p/>
          </draw:line>
          <draw:frame draw:style-name="gr3" draw:text-style-name="P2" draw:layer="layout" svg:width="0.891cm" svg:height="0.645cm" svg:x="19.4cm" svg:y="3.286cm">
            <draw:text-box>
              <text:p><text:span text:style-name="T1">48</text:span></text:p>
            </draw:text-box>
          </draw:frame>
          <draw:line draw:style-name="gr2" draw:text-style-name="P1" draw:layer="layout" svg:x1="19.288cm" svg:y1="3.54cm" svg:x2="19.796cm" svg:y2="3.286cm">
            <text:p/>
          </draw:line>
        </draw:g>
        <draw:frame draw:style-name="gr9" draw:text-style-name="P4" draw:layer="layout" svg:width="1.651cm" svg:height="0.885cm" svg:x="19.288cm" svg:y="2.678cm">
          <draw:text-box draw:corner-radius="1.767cm">
            <text:p><text:span text:style-name="T3">K16</text:span></text:p>
          </draw:text-box>
        </draw:frame>
      </draw:page>
      <draw:page draw:name="page6" draw:style-name="dp1" draw:master-page-name="Default">
        <draw:g>
          <draw:line draw:style-name="gr1" draw:text-style-name="P1" draw:layer="layout" svg:x1="11.668cm" svg:y1="6.088cm" svg:x2="11.668cm" svg:y2="7.358cm">
            <text:p/>
          </draw:line>
          <draw:line draw:style-name="gr2" draw:text-style-name="P1" draw:layer="layout" svg:x1="11.414cm" svg:y1="6.469cm" svg:x2="11.922cm" svg:y2="6.215cm">
            <text:p/>
          </draw:line>
          <draw:frame draw:style-name="gr3" draw:text-style-name="P2" draw:layer="layout" svg:width="0.891cm" svg:height="0.645cm" svg:x="11.526cm" svg:y="6.215cm">
            <draw:text-box>
              <text:p><text:span text:style-name="T1">48</text:span></text:p>
            </draw:text-box>
          </draw:frame>
          <draw:line draw:style-name="gr2" draw:text-style-name="P1" draw:layer="layout" svg:x1="11.414cm" svg:y1="6.469cm" svg:x2="11.922cm" svg:y2="6.215cm">
            <text:p/>
          </draw:line>
        </draw:g>
        <draw:frame draw:style-name="gr30" draw:text-style-name="P4" draw:layer="layout" svg:width="2.159cm" svg:height="0.889cm" svg:x="11.033cm" svg:y="2.524cm">
          <draw:text-box draw:corner-radius="1.767cm">
            <text:p><text:span text:style-name="T3">Input</text:span></text:p>
          </draw:text-box>
        </draw:frame>
        <draw:custom-shape draw:style-name="gr4" draw:text-style-name="P1" draw:layer="layout" svg:width="4.191cm" svg:height="1.405cm" svg:x="9.636cm" svg:y="7.342cm">
          <text:p text:style-name="P1">S-box</text:p>
          <text:p text:style-name="P1">substitution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1.668cm" svg:y1="8.72cm" svg:x2="11.668cm" svg:y2="9.99cm">
            <text:p/>
          </draw:line>
          <draw:line draw:style-name="gr2" draw:text-style-name="P1" draw:layer="layout" svg:x1="11.414cm" svg:y1="9.101cm" svg:x2="11.922cm" svg:y2="8.847cm">
            <text:p/>
          </draw:line>
          <draw:frame draw:style-name="gr3" draw:text-style-name="P2" draw:layer="layout" svg:width="0.891cm" svg:height="0.645cm" svg:x="11.526cm" svg:y="8.847cm">
            <draw:text-box>
              <text:p><text:span text:style-name="T1">32</text:span></text:p>
            </draw:text-box>
          </draw:frame>
          <draw:line draw:style-name="gr2" draw:text-style-name="P1" draw:layer="layout" svg:x1="11.414cm" svg:y1="9.101cm" svg:x2="11.922cm" svg:y2="8.847cm">
            <text:p/>
          </draw:line>
        </draw:g>
        <draw:custom-shape draw:style-name="gr4" draw:text-style-name="P1" draw:layer="layout" svg:width="4.191cm" svg:height="1.559cm" svg:x="9.636cm" svg:y="9.982cm">
          <text:p text:style-name="P1">P-box</text:p>
          <text:p text:style-name="P1">permutation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1.668cm" svg:y1="11.56cm" svg:x2="11.668cm" svg:y2="12.83cm">
            <text:p/>
          </draw:line>
          <draw:line draw:style-name="gr2" draw:text-style-name="P1" draw:layer="layout" svg:x1="11.414cm" svg:y1="11.941cm" svg:x2="11.922cm" svg:y2="11.687cm">
            <text:p/>
          </draw:line>
          <draw:frame draw:style-name="gr3" draw:text-style-name="P2" draw:layer="layout" svg:width="0.891cm" svg:height="0.645cm" svg:x="11.526cm" svg:y="11.687cm">
            <draw:text-box>
              <text:p><text:span text:style-name="T1">32</text:span></text:p>
            </draw:text-box>
          </draw:frame>
          <draw:line draw:style-name="gr2" draw:text-style-name="P1" draw:layer="layout" svg:x1="11.414cm" svg:y1="11.941cm" svg:x2="11.922cm" svg:y2="11.687cm">
            <text:p/>
          </draw:line>
        </draw:g>
        <draw:g>
          <draw:line draw:style-name="gr1" draw:text-style-name="P1" draw:layer="layout" svg:x1="11.668cm" svg:y1="3.34cm" svg:x2="11.668cm" svg:y2="4.61cm">
            <text:p/>
          </draw:line>
          <draw:line draw:style-name="gr2" draw:text-style-name="P1" draw:layer="layout" svg:x1="11.414cm" svg:y1="3.721cm" svg:x2="11.922cm" svg:y2="3.467cm">
            <text:p/>
          </draw:line>
          <draw:frame draw:style-name="gr3" draw:text-style-name="P2" draw:layer="layout" svg:width="0.891cm" svg:height="0.645cm" svg:x="11.526cm" svg:y="3.467cm">
            <draw:text-box>
              <text:p><text:span text:style-name="T1">32</text:span></text:p>
            </draw:text-box>
          </draw:frame>
          <draw:line draw:style-name="gr2" draw:text-style-name="P1" draw:layer="layout" svg:x1="11.414cm" svg:y1="3.721cm" svg:x2="11.922cm" svg:y2="3.467cm">
            <text:p/>
          </draw:line>
        </draw:g>
        <draw:custom-shape draw:style-name="gr4" draw:text-style-name="P1" draw:layer="layout" svg:width="4.191cm" svg:height="1.524cm" svg:x="9.583cm" svg:y="4.556cm">
          <text:p text:style-name="P1">Expansion</text:p>
          <text:p text:style-name="P1">permutation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2.159cm" svg:height="0.889cm" svg:x="10.779cm" svg:y="12.811cm">
          <draw:text-box draw:corner-radius="1.767cm">
            <text:p><text:span text:style-name="T3">Output</text:span></text:p>
          </draw:text-box>
        </draw:frame>
        <draw:frame draw:style-name="gr30" draw:text-style-name="P4" draw:layer="layout" svg:width="2.54cm" svg:height="0.889cm" svg:x="1.127cm" svg:y="1.254cm">
          <draw:text-box draw:corner-radius="1.767cm">
            <text:p><text:span text:style-name="T3">FEISTEL:</text:span></text:p>
          </draw:text-box>
        </draw:frame>
        <draw:frame draw:style-name="gr32" draw:text-style-name="P4" draw:layer="layout" svg:width="10.192cm" svg:height="1.905cm" svg:x="16.621cm" svg:y="4.459cm">
          <draw:text-box draw:corner-radius="1.767cm">
            <text:p><text:span text:style-name="T3">Expansion permutation:</text:span></text:p>
            <text:p><text:span text:style-name="T3">Simple constant permutation resulting in just wiring turns 32 bits into 48 bits</text:span></text:p>
          </draw:text-box>
        </draw:frame>
        <draw:frame draw:style-name="gr32" draw:text-style-name="P4" draw:layer="layout" svg:width="10.192cm" svg:height="1.905cm" svg:x="16.621cm" svg:y="7.223cm">
          <draw:text-box draw:corner-radius="1.649cm">
            <text:p><text:span text:style-name="T3">S-box substitution:</text:span></text:p>
            <text:p><text:span text:style-name="T3">Look up tables (see detailed diagram)</text:span></text:p>
          </draw:text-box>
        </draw:frame>
        <draw:frame draw:style-name="gr32" draw:text-style-name="P4" draw:layer="layout" svg:width="10.192cm" svg:height="1.905cm" svg:x="16.594cm" svg:y="9.939cm">
          <draw:text-box draw:corner-radius="1.767cm">
            <text:p><text:span text:style-name="T3">P-box permutation:</text:span></text:p>
            <text:p><text:span text:style-name="T3">Same as expansion but this one to 32 bits from 32 bits</text:span></text:p>
          </draw:text-box>
        </draw:frame>
      </draw:page>
      <draw:page draw:name="page7" draw:style-name="dp1" draw:master-page-name="Default">
        <draw:frame draw:style-name="gr30" draw:text-style-name="P4" draw:layer="layout" svg:width="2.54cm" svg:height="0.889cm" svg:x="1.127cm" svg:y="1.255cm">
          <draw:text-box draw:corner-radius="1.767cm">
            <text:p><text:span text:style-name="T3">S-Box:</text:span></text:p>
          </draw:text-box>
        </draw:frame>
        <draw:frame draw:style-name="gr30" draw:text-style-name="P4" draw:layer="layout" svg:width="2.159cm" svg:height="0.889cm" svg:x="11.034cm" svg:y="2.524cm">
          <draw:text-box draw:corner-radius="1.767cm">
            <text:p><text:span text:style-name="T3">Input</text:span></text:p>
          </draw:text-box>
        </draw:frame>
        <draw:g>
          <draw:line draw:style-name="gr1" draw:text-style-name="P1" draw:layer="layout" svg:x1="11.668cm" svg:y1="13.065cm" svg:x2="11.668cm" svg:y2="14.335cm">
            <text:p/>
          </draw:line>
          <draw:line draw:style-name="gr2" draw:text-style-name="P1" draw:layer="layout" svg:x1="11.414cm" svg:y1="13.446cm" svg:x2="11.922cm" svg:y2="13.192cm">
            <text:p/>
          </draw:line>
          <draw:frame draw:style-name="gr3" draw:text-style-name="P2" draw:layer="layout" svg:width="0.891cm" svg:height="0.645cm" svg:x="11.526cm" svg:y="13.192cm">
            <draw:text-box>
              <text:p><text:span text:style-name="T1">32</text:span></text:p>
            </draw:text-box>
          </draw:frame>
          <draw:line draw:style-name="gr2" draw:text-style-name="P1" draw:layer="layout" svg:x1="11.414cm" svg:y1="13.446cm" svg:x2="11.922cm" svg:y2="13.192cm">
            <text:p/>
          </draw:line>
        </draw:g>
        <draw:custom-shape draw:style-name="gr4" draw:text-style-name="P1" draw:layer="layout" svg:width="2.412cm" svg:height="1.405cm" svg:x="4.938cm" svg:y="6.334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2cm" svg:height="1.405cm" svg:x="4.938cm" svg:y="8.981cm">
          <text:p text:style-name="P1">LUT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6.18cm" svg:y1="7.738cm" svg:x2="6.18cm" svg:y2="9.008cm">
            <text:p/>
          </draw:line>
          <draw:line draw:style-name="gr2" draw:text-style-name="P1" draw:layer="layout" svg:x1="5.926cm" svg:y1="8.119cm" svg:x2="6.434cm" svg:y2="7.865cm">
            <text:p/>
          </draw:line>
          <draw:frame draw:style-name="gr3" draw:text-style-name="P2" draw:layer="layout" svg:width="0.697cm" svg:height="0.645cm" svg:x="6.038cm" svg:y="7.865cm">
            <draw:text-box>
              <text:p><text:span text:style-name="T1">6</text:span></text:p>
            </draw:text-box>
          </draw:frame>
          <draw:line draw:style-name="gr2" draw:text-style-name="P1" draw:layer="layout" svg:x1="5.926cm" svg:y1="8.119cm" svg:x2="6.434cm" svg:y2="7.865cm">
            <text:p/>
          </draw:line>
        </draw:g>
        <draw:frame draw:style-name="gr30" draw:text-style-name="P4" draw:layer="layout" svg:width="14.224cm" svg:height="0.889cm" svg:x="8.112cm" svg:y="6.461cm">
          <draw:text-box draw:corner-radius="1.767cm">
            <text:p><text:span text:style-name="T3">.................................INDEX.........................................</text:span></text:p>
          </draw:text-box>
        </draw:frame>
        <draw:frame draw:style-name="gr30" draw:text-style-name="P4" draw:layer="layout" svg:width="14.224cm" svg:height="0.889cm" svg:x="8.112cm" svg:y="9.255cm">
          <draw:text-box draw:corner-radius="1.767cm">
            <text:p><text:span text:style-name="T3">...................................LUT...........................................</text:span></text:p>
          </draw:text-box>
        </draw:frame>
        <draw:line draw:style-name="gr1" draw:text-style-name="P1" draw:layer="layout" svg:x1="11.668cm" svg:y1="4.429cm" svg:x2="6.207cm" svg:y2="6.334cm">
          <text:p/>
        </draw:line>
        <draw:line draw:style-name="gr1" draw:text-style-name="P1" draw:layer="layout" svg:x1="11.669cm" svg:y1="4.43cm" svg:x2="9.509cm" svg:y2="6.334cm">
          <text:p/>
        </draw:line>
        <draw:line draw:style-name="gr1" draw:text-style-name="P1" draw:layer="layout" svg:x1="11.669cm" svg:y1="4.43cm" svg:x2="11.414cm" svg:y2="6.461cm">
          <text:p/>
        </draw:line>
        <draw:line draw:style-name="gr1" draw:text-style-name="P1" draw:layer="layout" svg:x1="11.669cm" svg:y1="4.43cm" svg:x2="8.239cm" svg:y2="6.334cm">
          <text:p/>
        </draw:line>
        <draw:line draw:style-name="gr1" draw:text-style-name="P1" draw:layer="layout" svg:x1="11.669cm" svg:y1="4.43cm" svg:x2="12.684cm" svg:y2="6.334cm">
          <text:p/>
        </draw:line>
        <draw:line draw:style-name="gr1" draw:text-style-name="P1" draw:layer="layout" svg:x1="11.669cm" svg:y1="4.43cm" svg:x2="14.208cm" svg:y2="6.334cm">
          <text:p/>
        </draw:line>
        <draw:line draw:style-name="gr1" draw:text-style-name="P1" draw:layer="layout" svg:x1="11.669cm" svg:y1="4.43cm" svg:x2="15.732cm" svg:y2="6.334cm">
          <text:p/>
        </draw:line>
        <draw:line draw:style-name="gr1" draw:text-style-name="P1" draw:layer="layout" svg:x1="11.669cm" svg:y1="4.43cm" svg:x2="17.891cm" svg:y2="6.334cm">
          <text:p/>
        </draw:line>
        <draw:g>
          <draw:line draw:style-name="gr2" draw:text-style-name="P1" draw:layer="layout" svg:x1="8.877cm" svg:y1="5.622cm" svg:x2="8.622cm" svg:y2="5.114cm">
            <text:p/>
          </draw:line>
          <draw:frame draw:style-name="gr3" draw:text-style-name="P2" draw:layer="layout" svg:width="0.697cm" svg:height="0.645cm" draw:transform="rotate (1.57254165604689) translate (8.622cm 5.51cm)">
            <draw:text-box>
              <text:p><text:span text:style-name="T1">6</text:span></text:p>
            </draw:text-box>
          </draw:frame>
          <draw:line draw:style-name="gr2" draw:text-style-name="P1" draw:layer="layout" svg:x1="8.877cm" svg:y1="5.622cm" svg:x2="8.622cm" svg:y2="5.114cm">
            <text:p/>
          </draw:line>
        </draw:g>
        <draw:frame draw:style-name="gr30" draw:text-style-name="P4" draw:layer="layout" svg:width="3.175cm" svg:height="0.889cm" svg:x="17.637cm" svg:y="5.064cm">
          <draw:text-box draw:corner-radius="1.767cm">
            <text:p><text:span text:style-name="T3">All are 6 bits</text:span></text:p>
          </draw:text-box>
        </draw:frame>
        <draw:frame draw:style-name="gr30" draw:text-style-name="P4" draw:layer="layout" svg:width="3.175cm" svg:height="0.889cm" svg:x="18.018cm" svg:y="11.414cm">
          <draw:text-box draw:corner-radius="1.767cm">
            <text:p><text:span text:style-name="T3">All are 4 bits</text:span></text:p>
          </draw:text-box>
        </draw:frame>
        <draw:line draw:style-name="gr1" draw:text-style-name="P1" draw:layer="layout" svg:x1="6.207cm" svg:y1="10.398cm" svg:x2="11.668cm" svg:y2="13.065cm">
          <text:p/>
        </draw:line>
        <draw:line draw:style-name="gr2" draw:text-style-name="P1" draw:layer="layout" svg:x1="6.738cm" svg:y1="10.951cm" svg:x2="7.246cm" svg:y2="10.696cm">
          <text:p/>
        </draw:line>
        <draw:frame draw:style-name="gr3" draw:text-style-name="P2" draw:layer="layout" svg:width="0.697cm" svg:height="0.645cm" draw:transform="rotate (0.00174532925199433) translate (6.75cm 10.796cm)">
          <draw:text-box>
            <text:p><text:span text:style-name="T1">4</text:span></text:p>
          </draw:text-box>
        </draw:frame>
        <draw:line draw:style-name="gr2" draw:text-style-name="P1" draw:layer="layout" svg:x1="6.738cm" svg:y1="10.951cm" svg:x2="7.246cm" svg:y2="10.696cm">
          <text:p/>
        </draw:line>
        <draw:line draw:style-name="gr1" draw:text-style-name="P1" draw:layer="layout" svg:x1="8.366cm" svg:y1="10.398cm" svg:x2="11.669cm" svg:y2="13.066cm">
          <text:p/>
        </draw:line>
        <draw:line draw:style-name="gr1" draw:text-style-name="P1" draw:layer="layout" svg:x1="9.89cm" svg:y1="10.398cm" svg:x2="11.67cm" svg:y2="13.066cm">
          <text:p/>
        </draw:line>
        <draw:line draw:style-name="gr1" draw:text-style-name="P1" draw:layer="layout" svg:x1="11.033cm" svg:y1="10.398cm" svg:x2="11.67cm" svg:y2="13.066cm">
          <text:p/>
        </draw:line>
        <draw:line draw:style-name="gr1" draw:text-style-name="P1" draw:layer="layout" svg:x1="12.684cm" svg:y1="10.398cm" svg:x2="11.67cm" svg:y2="13.066cm">
          <text:p/>
        </draw:line>
        <draw:line draw:style-name="gr1" draw:text-style-name="P1" draw:layer="layout" svg:x1="14.208cm" svg:y1="10.398cm" svg:x2="11.67cm" svg:y2="13.066cm">
          <text:p/>
        </draw:line>
        <draw:line draw:style-name="gr1" draw:text-style-name="P1" draw:layer="layout" svg:x1="15.986cm" svg:y1="10.398cm" svg:x2="11.67cm" svg:y2="13.066cm">
          <text:p/>
        </draw:line>
        <draw:line draw:style-name="gr1" draw:text-style-name="P1" draw:layer="layout" svg:x1="18.272cm" svg:y1="10.398cm" svg:x2="11.67cm" svg:y2="13.066cm">
          <text:p/>
        </draw:line>
        <draw:g>
          <draw:line draw:style-name="gr1" draw:text-style-name="P1" draw:layer="layout" svg:x1="11.681cm" svg:y1="3.286cm" svg:x2="11.681cm" svg:y2="4.556cm">
            <text:p/>
          </draw:line>
          <draw:line draw:style-name="gr2" draw:text-style-name="P1" draw:layer="layout" svg:x1="11.427cm" svg:y1="3.667cm" svg:x2="11.935cm" svg:y2="3.413cm">
            <text:p/>
          </draw:line>
          <draw:frame draw:style-name="gr3" draw:text-style-name="P2" draw:layer="layout" svg:width="0.891cm" svg:height="0.645cm" svg:x="11.539cm" svg:y="3.413cm">
            <draw:text-box>
              <text:p><text:span text:style-name="T1">48</text:span></text:p>
            </draw:text-box>
          </draw:frame>
          <draw:line draw:style-name="gr2" draw:text-style-name="P1" draw:layer="layout" svg:x1="11.427cm" svg:y1="3.667cm" svg:x2="11.935cm" svg:y2="3.413cm">
            <text:p/>
          </draw:line>
        </draw:g>
        <draw:frame draw:style-name="gr30" draw:text-style-name="P4" draw:layer="layout" svg:width="2.159cm" svg:height="0.889cm" svg:x="12.303cm" svg:y="13.192cm">
          <draw:text-box draw:corner-radius="1.767cm">
            <text:p><text:span text:style-name="T3">output</text:span></text:p>
          </draw:text-box>
        </draw:frame>
      </draw:page>
      <draw:page draw:name="page8" draw:style-name="dp1" draw:master-page-name="Default">
        <draw:frame draw:style-name="gr30" draw:text-style-name="P4" draw:layer="layout" svg:width="2.54cm" svg:height="0.889cm" svg:x="7.35cm" svg:y="2.524cm">
          <draw:text-box draw:corner-radius="1.767cm">
            <text:p><text:span text:style-name="T3">Skecc x</text:span></text:p>
          </draw:text-box>
        </draw:frame>
        <draw:frame draw:style-name="gr30" draw:text-style-name="P4" draw:layer="layout" svg:width="2.54cm" svg:height="0.889cm" svg:x="11.033cm" svg:y="2.524cm">
          <draw:text-box draw:corner-radius="1.143cm">
            <text:p><text:span text:style-name="T3">Skecc y</text:span></text:p>
          </draw:text-box>
        </draw:frame>
        <draw:g>
          <draw:line draw:style-name="gr1" draw:text-style-name="P1" draw:layer="layout" svg:x1="11.869cm" svg:y1="3.34cm" svg:x2="11.869cm" svg:y2="4.61cm">
            <text:p/>
          </draw:line>
          <draw:line draw:style-name="gr2" draw:text-style-name="P1" draw:layer="layout" svg:x1="11.615cm" svg:y1="3.721cm" svg:x2="12.123cm" svg:y2="3.467cm">
            <text:p/>
          </draw:line>
          <draw:frame draw:style-name="gr3" draw:text-style-name="P2" draw:layer="layout" svg:width="1.086cm" svg:height="0.645cm" svg:x="11.727cm" svg:y="3.467cm">
            <draw:text-box>
              <text:p><text:span text:style-name="T1">163</text:span></text:p>
            </draw:text-box>
          </draw:frame>
          <draw:line draw:style-name="gr2" draw:text-style-name="P1" draw:layer="layout" svg:x1="11.615cm" svg:y1="3.721cm" svg:x2="12.123cm" svg:y2="3.467cm">
            <text:p/>
          </draw:line>
        </draw:g>
        <draw:custom-shape draw:style-name="gr4" draw:text-style-name="P1" draw:layer="layout" svg:width="7.441cm" svg:height="1.524cm" svg:x="6.334cm" svg:y="4.556cm">
          <text:p text:style-name="P1">Concatenation of x and y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8.252cm" svg:y1="3.286cm" svg:x2="8.252cm" svg:y2="4.556cm">
            <text:p/>
          </draw:line>
          <draw:line draw:style-name="gr2" draw:text-style-name="P1" draw:layer="layout" svg:x1="7.998cm" svg:y1="3.667cm" svg:x2="8.506cm" svg:y2="3.413cm">
            <text:p/>
          </draw:line>
          <draw:frame draw:style-name="gr3" draw:text-style-name="P2" draw:layer="layout" svg:width="1.086cm" svg:height="0.645cm" svg:x="8.11cm" svg:y="3.413cm">
            <draw:text-box>
              <text:p><text:span text:style-name="T1">163</text:span></text:p>
            </draw:text-box>
          </draw:frame>
          <draw:line draw:style-name="gr2" draw:text-style-name="P1" draw:layer="layout" svg:x1="7.998cm" svg:y1="3.667cm" svg:x2="8.506cm" svg:y2="3.413cm">
            <text:p/>
          </draw:line>
        </draw:g>
        <draw:g>
          <draw:line draw:style-name="gr1" draw:text-style-name="P1" draw:layer="layout" svg:x1="7.223cm" svg:y1="6.08cm" svg:x2="7.223cm" svg:y2="7.35cm">
            <text:p/>
          </draw:line>
          <draw:line draw:style-name="gr2" draw:text-style-name="P1" draw:layer="layout" svg:x1="6.969cm" svg:y1="6.461cm" svg:x2="7.477cm" svg:y2="6.207cm">
            <text:p/>
          </draw:line>
          <draw:frame draw:style-name="gr3" draw:text-style-name="P2" draw:layer="layout" svg:width="0.891cm" svg:height="0.645cm" svg:x="7.081cm" svg:y="6.207cm">
            <draw:text-box>
              <text:p><text:span text:style-name="T1">64</text:span></text:p>
            </draw:text-box>
          </draw:frame>
          <draw:line draw:style-name="gr2" draw:text-style-name="P1" draw:layer="layout" svg:x1="6.969cm" svg:y1="6.461cm" svg:x2="7.477cm" svg:y2="6.207cm">
            <text:p/>
          </draw:line>
        </draw:g>
        <draw:g>
          <draw:line draw:style-name="gr1" draw:text-style-name="P1" draw:layer="layout" svg:x1="12.684cm" svg:y1="6.08cm" svg:x2="12.684cm" svg:y2="7.35cm">
            <text:p/>
          </draw:line>
          <draw:line draw:style-name="gr2" draw:text-style-name="P1" draw:layer="layout" svg:x1="12.43cm" svg:y1="6.461cm" svg:x2="12.938cm" svg:y2="6.207cm">
            <text:p/>
          </draw:line>
          <draw:frame draw:style-name="gr3" draw:text-style-name="P2" draw:layer="layout" svg:width="0.891cm" svg:height="0.645cm" svg:x="12.542cm" svg:y="6.207cm">
            <draw:text-box>
              <text:p><text:span text:style-name="T1">64</text:span></text:p>
            </draw:text-box>
          </draw:frame>
          <draw:line draw:style-name="gr2" draw:text-style-name="P1" draw:layer="layout" svg:x1="12.43cm" svg:y1="6.461cm" svg:x2="12.938cm" svg:y2="6.207cm">
            <text:p/>
          </draw:line>
        </draw:g>
        <draw:g>
          <draw:line draw:style-name="gr1" draw:text-style-name="P1" draw:layer="layout" svg:x1="10.03cm" svg:y1="6.08cm" svg:x2="10.03cm" svg:y2="7.35cm">
            <text:p/>
          </draw:line>
          <draw:line draw:style-name="gr2" draw:text-style-name="P1" draw:layer="layout" svg:x1="9.776cm" svg:y1="6.461cm" svg:x2="10.284cm" svg:y2="6.207cm">
            <text:p/>
          </draw:line>
          <draw:frame draw:style-name="gr3" draw:text-style-name="P2" draw:layer="layout" svg:width="0.891cm" svg:height="0.645cm" svg:x="9.888cm" svg:y="6.207cm">
            <draw:text-box>
              <text:p><text:span text:style-name="T1">64</text:span></text:p>
            </draw:text-box>
          </draw:frame>
          <draw:line draw:style-name="gr2" draw:text-style-name="P1" draw:layer="layout" svg:x1="9.776cm" svg:y1="6.461cm" svg:x2="10.284cm" svg:y2="6.207cm">
            <text:p/>
          </draw:line>
        </draw:g>
        <draw:custom-shape draw:style-name="gr4" draw:text-style-name="P1" draw:layer="layout" svg:width="1.778cm" svg:height="1.524cm" svg:x="6.288cm" svg:y="7.35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9.088cm" svg:y="7.35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1.788cm" svg:y="7.35cm">
          <text:p text:style-name="P1">Key</text:p>
          <text:p text:style-name="P1">perm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7.223cm" svg:y1="8.88cm" svg:x2="7.223cm" svg:y2="10.15cm">
            <text:p/>
          </draw:line>
          <draw:line draw:style-name="gr2" draw:text-style-name="P1" draw:layer="layout" svg:x1="6.969cm" svg:y1="9.261cm" svg:x2="7.477cm" svg:y2="9.007cm">
            <text:p/>
          </draw:line>
          <draw:frame draw:style-name="gr3" draw:text-style-name="P2" draw:layer="layout" svg:width="0.891cm" svg:height="0.645cm" svg:x="7.081cm" svg:y="9.007cm">
            <draw:text-box>
              <text:p><text:span text:style-name="T1">56</text:span></text:p>
            </draw:text-box>
          </draw:frame>
          <draw:line draw:style-name="gr2" draw:text-style-name="P1" draw:layer="layout" svg:x1="6.969cm" svg:y1="9.261cm" svg:x2="7.477cm" svg:y2="9.007cm">
            <text:p/>
          </draw:line>
        </draw:g>
        <draw:g>
          <draw:line draw:style-name="gr1" draw:text-style-name="P1" draw:layer="layout" svg:x1="12.684cm" svg:y1="8.88cm" svg:x2="12.684cm" svg:y2="10.15cm">
            <text:p/>
          </draw:line>
          <draw:line draw:style-name="gr2" draw:text-style-name="P1" draw:layer="layout" svg:x1="12.43cm" svg:y1="9.261cm" svg:x2="12.938cm" svg:y2="9.007cm">
            <text:p/>
          </draw:line>
          <draw:frame draw:style-name="gr3" draw:text-style-name="P2" draw:layer="layout" svg:width="0.891cm" svg:height="0.645cm" svg:x="12.542cm" svg:y="9.007cm">
            <draw:text-box>
              <text:p><text:span text:style-name="T1">56</text:span></text:p>
            </draw:text-box>
          </draw:frame>
          <draw:line draw:style-name="gr2" draw:text-style-name="P1" draw:layer="layout" svg:x1="12.43cm" svg:y1="9.261cm" svg:x2="12.938cm" svg:y2="9.007cm">
            <text:p/>
          </draw:line>
        </draw:g>
        <draw:g>
          <draw:line draw:style-name="gr1" draw:text-style-name="P1" draw:layer="layout" svg:x1="10.03cm" svg:y1="8.88cm" svg:x2="10.03cm" svg:y2="10.15cm">
            <text:p/>
          </draw:line>
          <draw:line draw:style-name="gr2" draw:text-style-name="P1" draw:layer="layout" svg:x1="9.776cm" svg:y1="9.261cm" svg:x2="10.284cm" svg:y2="9.007cm">
            <text:p/>
          </draw:line>
          <draw:frame draw:style-name="gr3" draw:text-style-name="P2" draw:layer="layout" svg:width="0.891cm" svg:height="0.645cm" svg:x="9.888cm" svg:y="9.007cm">
            <draw:text-box>
              <text:p><text:span text:style-name="T1">56</text:span></text:p>
            </draw:text-box>
          </draw:frame>
          <draw:line draw:style-name="gr2" draw:text-style-name="P1" draw:layer="layout" svg:x1="9.776cm" svg:y1="9.261cm" svg:x2="10.284cm" svg:y2="9.007cm">
            <text:p/>
          </draw:line>
        </draw:g>
        <draw:custom-shape draw:style-name="gr4" draw:text-style-name="P1" draw:layer="layout" svg:width="1.945cm" svg:height="2.28cm" svg:x="9.088cm" svg:y="10.15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45cm" svg:height="2.28cm" svg:x="11.689cm" svg:y="10.15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45cm" svg:height="2.28cm" svg:x="6.289cm" svg:y="10.15cm">
          <text:p text:style-name="P1">Gen</text:p>
          <text:p text:style-name="P1">Round</text:p>
          <text:p text:style-name="P1">keys</text:p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7.236cm" svg:y1="12.43cm" svg:x2="7.236cm" svg:y2="13.7cm">
            <text:p/>
          </draw:line>
          <draw:line draw:style-name="gr2" draw:text-style-name="P1" draw:layer="layout" svg:x1="6.982cm" svg:y1="12.811cm" svg:x2="7.49cm" svg:y2="12.557cm">
            <text:p/>
          </draw:line>
          <draw:frame draw:style-name="gr3" draw:text-style-name="P2" draw:layer="layout" svg:width="1.086cm" svg:height="0.645cm" svg:x="7.094cm" svg:y="12.557cm">
            <draw:text-box>
              <text:p><text:span text:style-name="T1">896</text:span></text:p>
            </draw:text-box>
          </draw:frame>
          <draw:line draw:style-name="gr2" draw:text-style-name="P1" draw:layer="layout" svg:x1="6.982cm" svg:y1="12.811cm" svg:x2="7.49cm" svg:y2="12.557cm">
            <text:p/>
          </draw:line>
        </draw:g>
        <draw:g>
          <draw:line draw:style-name="gr1" draw:text-style-name="P1" draw:layer="layout" svg:x1="12.684cm" svg:y1="12.43cm" svg:x2="12.684cm" svg:y2="13.7cm">
            <text:p/>
          </draw:line>
          <draw:line draw:style-name="gr2" draw:text-style-name="P1" draw:layer="layout" svg:x1="12.43cm" svg:y1="12.811cm" svg:x2="12.938cm" svg:y2="12.557cm">
            <text:p/>
          </draw:line>
          <draw:frame draw:style-name="gr3" draw:text-style-name="P2" draw:layer="layout" svg:width="1.086cm" svg:height="0.645cm" svg:x="12.542cm" svg:y="12.557cm">
            <draw:text-box>
              <text:p><text:span text:style-name="T1">896</text:span></text:p>
            </draw:text-box>
          </draw:frame>
          <draw:line draw:style-name="gr2" draw:text-style-name="P1" draw:layer="layout" svg:x1="12.43cm" svg:y1="12.811cm" svg:x2="12.938cm" svg:y2="12.557cm">
            <text:p/>
          </draw:line>
        </draw:g>
        <draw:g>
          <draw:line draw:style-name="gr1" draw:text-style-name="P1" draw:layer="layout" svg:x1="10.144cm" svg:y1="12.43cm" svg:x2="10.144cm" svg:y2="13.7cm">
            <text:p/>
          </draw:line>
          <draw:line draw:style-name="gr2" draw:text-style-name="P1" draw:layer="layout" svg:x1="9.89cm" svg:y1="12.811cm" svg:x2="10.398cm" svg:y2="12.557cm">
            <text:p/>
          </draw:line>
          <draw:frame draw:style-name="gr3" draw:text-style-name="P2" draw:layer="layout" svg:width="1.086cm" svg:height="0.645cm" svg:x="10.002cm" svg:y="12.557cm">
            <draw:text-box>
              <text:p><text:span text:style-name="T1">896</text:span></text:p>
            </draw:text-box>
          </draw:frame>
          <draw:line draw:style-name="gr2" draw:text-style-name="P1" draw:layer="layout" svg:x1="9.89cm" svg:y1="12.811cm" svg:x2="10.398cm" svg:y2="12.557cm">
            <text:p/>
          </draw:line>
        </draw:g>
        <draw:frame draw:style-name="gr30" draw:text-style-name="P4" draw:layer="layout" svg:width="1.524cm" svg:height="0.889cm" svg:x="6.588cm" svg:y="13.7cm">
          <draw:text-box draw:corner-radius="1.767cm">
            <text:p><text:span text:style-name="T3">RK1</text:span></text:p>
          </draw:text-box>
        </draw:frame>
        <draw:frame draw:style-name="gr30" draw:text-style-name="P4" draw:layer="layout" svg:width="1.524cm" svg:height="0.889cm" svg:x="12.088cm" svg:y="13.701cm">
          <draw:text-box draw:corner-radius="1.767cm">
            <text:p><text:span text:style-name="T3">RK3</text:span></text:p>
          </draw:text-box>
        </draw:frame>
        <draw:frame draw:style-name="gr30" draw:text-style-name="P4" draw:layer="layout" svg:width="1.524cm" svg:height="0.889cm" svg:x="9.488cm" svg:y="13.701cm">
          <draw:text-box draw:corner-radius="1.767cm">
            <text:p><text:span text:style-name="T3">RK2</text:span></text:p>
          </draw:text-box>
        </draw:frame>
        <draw:frame draw:style-name="gr33" draw:text-style-name="P4" draw:layer="layout" svg:width="8.128cm" svg:height="1.524cm" svg:x="6.334cm" svg:y="14.716cm">
          <draw:text-box draw:corner-radius="1.767cm">
            <text:p><text:span text:style-name="T3">Round keys for each level of encryption concatenated together (16x56 bits)</text:span></text:p>
          </draw:text-box>
        </draw:frame>
      </draw:page>
      <draw:page draw:name="page9" draw:style-name="dp1" draw:master-page-name="Default">
        <draw:frame draw:style-name="gr30" draw:text-style-name="P4" draw:layer="layout" svg:width="6.223cm" svg:height="0.889cm" svg:x="1.254cm" svg:y="1.254cm">
          <draw:text-box draw:corner-radius="1.767cm">
            <text:p><text:span text:style-name="T3">GENERATE ROUND KEYS:</text:span></text:p>
          </draw:text-box>
        </draw:frame>
        <draw:frame draw:style-name="gr30" draw:text-style-name="P4" draw:layer="layout" svg:width="2.54cm" svg:height="0.889cm" svg:x="11.16cm" svg:y="1.635cm">
          <draw:text-box draw:corner-radius="1.767cm">
            <text:p><text:span text:style-name="T3">Input key</text:span></text:p>
          </draw:text-box>
        </draw:frame>
        <draw:g>
          <draw:line draw:style-name="gr1" draw:text-style-name="P1" draw:layer="layout" svg:x1="12.303cm" svg:y1="2.27cm" svg:x2="12.303cm" svg:y2="3.54cm">
            <text:p/>
          </draw:line>
          <draw:line draw:style-name="gr2" draw:text-style-name="P1" draw:layer="layout" svg:x1="12.049cm" svg:y1="2.651cm" svg:x2="12.557cm" svg:y2="2.397cm">
            <text:p/>
          </draw:line>
          <draw:frame draw:style-name="gr3" draw:text-style-name="P2" draw:layer="layout" svg:width="0.891cm" svg:height="0.645cm" svg:x="12.161cm" svg:y="2.397cm">
            <draw:text-box>
              <text:p><text:span text:style-name="T1">56</text:span></text:p>
            </draw:text-box>
          </draw:frame>
          <draw:line draw:style-name="gr2" draw:text-style-name="P1" draw:layer="layout" svg:x1="12.049cm" svg:y1="2.651cm" svg:x2="12.557cm" svg:y2="2.397cm">
            <text:p/>
          </draw:line>
        </draw:g>
        <draw:line draw:style-name="gr8" draw:text-style-name="P1" draw:layer="layout" svg:x1="10.271cm" svg:y1="3.517cm" svg:x2="14.335cm" svg:y2="3.511cm">
          <text:p/>
        </draw:line>
        <draw:frame draw:style-name="gr28" draw:text-style-name="P4" draw:layer="layout" svg:width="1.778cm" svg:height="0.835cm" svg:x="14.081cm" svg:y="2.832cm">
          <draw:text-box>
            <text:p><text:span text:style-name="T3">Right</text:span></text:p>
          </draw:text-box>
        </draw:frame>
        <draw:g>
          <draw:line draw:style-name="gr1" draw:text-style-name="P1" draw:layer="layout" svg:x1="10.271cm" svg:y1="3.54cm" svg:x2="10.271cm" svg:y2="4.81cm">
            <text:p/>
          </draw:line>
          <draw:line draw:style-name="gr2" draw:text-style-name="P1" draw:layer="layout" svg:x1="10.017cm" svg:y1="3.921cm" svg:x2="10.525cm" svg:y2="3.667cm">
            <text:p/>
          </draw:line>
          <draw:frame draw:style-name="gr3" draw:text-style-name="P2" draw:layer="layout" svg:width="0.891cm" svg:height="0.645cm" svg:x="10.129cm" svg:y="3.667cm">
            <draw:text-box>
              <text:p><text:span text:style-name="T1">28</text:span></text:p>
            </draw:text-box>
          </draw:frame>
          <draw:line draw:style-name="gr2" draw:text-style-name="P1" draw:layer="layout" svg:x1="10.017cm" svg:y1="3.921cm" svg:x2="10.525cm" svg:y2="3.667cm">
            <text:p/>
          </draw:line>
        </draw:g>
        <draw:g>
          <draw:line draw:style-name="gr1" draw:text-style-name="P1" draw:layer="layout" svg:x1="14.335cm" svg:y1="3.54cm" svg:x2="14.335cm" svg:y2="4.81cm">
            <text:p/>
          </draw:line>
          <draw:line draw:style-name="gr2" draw:text-style-name="P1" draw:layer="layout" svg:x1="14.081cm" svg:y1="3.921cm" svg:x2="14.589cm" svg:y2="3.667cm">
            <text:p/>
          </draw:line>
          <draw:frame draw:style-name="gr3" draw:text-style-name="P2" draw:layer="layout" svg:width="0.891cm" svg:height="0.645cm" svg:x="14.193cm" svg:y="3.667cm">
            <draw:text-box>
              <text:p><text:span text:style-name="T1">28</text:span></text:p>
            </draw:text-box>
          </draw:frame>
          <draw:line draw:style-name="gr2" draw:text-style-name="P1" draw:layer="layout" svg:x1="14.081cm" svg:y1="3.921cm" svg:x2="14.589cm" svg:y2="3.667cm">
            <text:p/>
          </draw:line>
        </draw:g>
        <draw:frame draw:style-name="gr28" draw:text-style-name="P4" draw:layer="layout" svg:width="1.397cm" svg:height="0.835cm" svg:x="9.001cm" svg:y="2.832cm">
          <draw:text-box>
            <text:p><text:span text:style-name="T3">Left</text:span></text:p>
          </draw:text-box>
        </draw:frame>
        <draw:custom-shape draw:style-name="gr4" draw:text-style-name="P1" draw:layer="layout" svg:width="1.397cm" svg:height="0.889cm" svg:x="1.508cm" svg:y="6.08cm">
          <text:p text:style-name="P1">&lt;&lt;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3.409cm" svg:y="6.081cm">
          <text:p text:style-name="P1">&lt;&lt;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7.223cm" svg:y="6.08cm">
          <text:p text:style-name="P1">&lt;&lt;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1.509cm" svg:y="6.081cm">
          <text:p text:style-name="P1">&lt;&lt;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5.318cm" svg:y="6.08cm">
          <text:p text:style-name="P1">&lt;&lt;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14.081cm" svg:y="6.08cm">
          <text:p text:style-name="P1">&lt;&lt;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15.982cm" svg:y="6.081cm">
          <text:p text:style-name="P1">&lt;&lt;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0.889cm" svg:x="14.082cm" svg:y="6.081cm">
          <text:p text:style-name="P1">&lt;&lt;1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143cm" svg:y1="4.816cm" svg:x2="10.271cm" svg:y2="4.804cm">
          <text:p/>
        </draw:line>
        <draw:line draw:style-name="gr8" draw:text-style-name="P1" draw:layer="layout" svg:x1="14.335cm" svg:y1="4.822cm" svg:x2="22.463cm" svg:y2="4.81cm">
          <text:p/>
        </draw:line>
        <draw:line draw:style-name="gr1" draw:text-style-name="P1" draw:layer="layout" svg:x1="2.143cm" svg:y1="4.81cm" svg:x2="2.143cm" svg:y2="6.08cm">
          <text:p/>
        </draw:line>
        <draw:line draw:style-name="gr1" draw:text-style-name="P1" draw:layer="layout" svg:x1="4.143cm" svg:y1="4.81cm" svg:x2="4.143cm" svg:y2="6.08cm">
          <text:p/>
        </draw:line>
        <draw:line draw:style-name="gr1" draw:text-style-name="P1" draw:layer="layout" svg:x1="6.043cm" svg:y1="4.81cm" svg:x2="6.043cm" svg:y2="6.08cm">
          <text:p/>
        </draw:line>
        <draw:line draw:style-name="gr1" draw:text-style-name="P1" draw:layer="layout" svg:x1="7.943cm" svg:y1="4.81cm" svg:x2="7.943cm" svg:y2="6.08cm">
          <text:p/>
        </draw:line>
        <draw:line draw:style-name="gr1" draw:text-style-name="P1" draw:layer="layout" svg:x1="10.243cm" svg:y1="4.81cm" svg:x2="10.243cm" svg:y2="6.08cm">
          <text:p/>
        </draw:line>
        <draw:line draw:style-name="gr1" draw:text-style-name="P1" draw:layer="layout" svg:x1="14.743cm" svg:y1="4.81cm" svg:x2="14.743cm" svg:y2="6.08cm">
          <text:p/>
        </draw:line>
        <draw:line draw:style-name="gr1" draw:text-style-name="P1" draw:layer="layout" svg:x1="16.643cm" svg:y1="4.81cm" svg:x2="16.643cm" svg:y2="6.08cm">
          <text:p/>
        </draw:line>
        <draw:line draw:style-name="gr1" draw:text-style-name="P1" draw:layer="layout" svg:x1="18.443cm" svg:y1="4.81cm" svg:x2="18.443cm" svg:y2="6.08cm">
          <text:p/>
        </draw:line>
        <draw:line draw:style-name="gr1" draw:text-style-name="P1" draw:layer="layout" svg:x1="22.443cm" svg:y1="4.81cm" svg:x2="22.443cm" svg:y2="6.08cm">
          <text:p/>
        </draw:line>
        <draw:frame draw:style-name="gr30" draw:text-style-name="P4" draw:layer="layout" svg:width="3.556cm" svg:height="0.889cm" svg:x="9.128cm" svg:y="6.08cm">
          <draw:text-box draw:corner-radius="1.767cm">
            <text:p><text:span text:style-name="T3">........................</text:span></text:p>
          </draw:text-box>
        </draw:frame>
        <draw:frame draw:style-name="gr30" draw:text-style-name="P4" draw:layer="layout" svg:width="5.461cm" svg:height="0.889cm" svg:x="17.764cm" svg:y="6.08cm">
          <draw:text-box draw:corner-radius="1.767cm">
            <text:p><text:span text:style-name="T3">.......................................</text:span></text:p>
          </draw:text-box>
        </draw:frame>
        <draw:line draw:style-name="gr1" draw:text-style-name="P1" draw:layer="layout" svg:x1="2.143cm" svg:y1="6.969cm" svg:x2="2.143cm" svg:y2="8.239cm">
          <text:p/>
        </draw:line>
        <draw:line draw:style-name="gr1" draw:text-style-name="P1" draw:layer="layout" svg:x1="14.716cm" svg:y1="6.969cm" svg:x2="14.716cm" svg:y2="8.239cm">
          <text:p/>
        </draw:line>
        <draw:line draw:style-name="gr1" draw:text-style-name="P1" draw:layer="layout" svg:x1="16.616cm" svg:y1="6.969cm" svg:x2="16.62cm" svg:y2="9.128cm">
          <text:p/>
        </draw:line>
        <draw:line draw:style-name="gr1" draw:text-style-name="P1" draw:layer="layout" svg:x1="18.516cm" svg:y1="6.969cm" svg:x2="18.516cm" svg:y2="10.017cm">
          <text:p/>
        </draw:line>
        <draw:line draw:style-name="gr1" draw:text-style-name="P1" draw:layer="layout" svg:x1="4.116cm" svg:y1="6.969cm" svg:x2="4.116cm" svg:y2="9.128cm">
          <text:p/>
        </draw:line>
        <draw:line draw:style-name="gr1" draw:text-style-name="P1" draw:layer="layout" svg:x1="6.016cm" svg:y1="6.969cm" svg:x2="6.016cm" svg:y2="10.017cm">
          <text:p/>
        </draw:line>
        <draw:line draw:style-name="gr8" draw:text-style-name="P1" draw:layer="layout" svg:x1="3.159cm" svg:y1="8.21cm" svg:x2="14.716cm" svg:y2="8.193cm">
          <text:p/>
        </draw:line>
        <draw:line draw:style-name="gr8" draw:text-style-name="P1" draw:layer="layout" svg:x1="5.037cm" svg:y1="9.099cm" svg:x2="16.594cm" svg:y2="9.082cm">
          <text:p/>
        </draw:line>
        <draw:line draw:style-name="gr8" draw:text-style-name="P1" draw:layer="layout" svg:x1="6.969cm" svg:y1="9.988cm" svg:x2="18.526cm" svg:y2="9.971cm">
          <text:p/>
        </draw:line>
        <draw:line draw:style-name="gr8" draw:text-style-name="P1" draw:layer="layout" svg:x1="3.16cm" svg:y1="8.211cm" svg:x2="2.651cm" svg:y2="8.62cm">
          <text:p/>
        </draw:line>
        <draw:line draw:style-name="gr8" draw:text-style-name="P1" draw:layer="layout" svg:x1="2.143cm" svg:y1="8.239cm" svg:x2="2.652cm" svg:y2="8.621cm">
          <text:p/>
        </draw:line>
        <draw:g>
          <draw:line draw:style-name="gr1" draw:text-style-name="P1" draw:layer="layout" svg:x1="2.651cm" svg:y1="8.62cm" svg:x2="2.651cm" svg:y2="12.176cm">
            <text:p/>
          </draw:line>
          <draw:line draw:style-name="gr2" draw:text-style-name="P1" draw:layer="layout" svg:x1="2.397cm" svg:y1="9.687cm" svg:x2="2.905cm" svg:y2="8.976cm">
            <text:p/>
          </draw:line>
          <draw:frame draw:style-name="gr34" draw:text-style-name="P2" draw:layer="layout" svg:width="0.891cm" svg:height="1.806cm" svg:x="2.509cm" svg:y="8.976cm">
            <draw:text-box>
              <text:p><text:span text:style-name="T1">48</text:span></text:p>
            </draw:text-box>
          </draw:frame>
          <draw:line draw:style-name="gr2" draw:text-style-name="P1" draw:layer="layout" svg:x1="2.397cm" svg:y1="9.687cm" svg:x2="2.905cm" svg:y2="8.976cm">
            <text:p/>
          </draw:line>
        </draw:g>
        <draw:line draw:style-name="gr8" draw:text-style-name="P1" draw:layer="layout" svg:x1="5.161cm" svg:y1="9.112cm" svg:x2="4.652cm" svg:y2="9.521cm">
          <text:p/>
        </draw:line>
        <draw:line draw:style-name="gr8" draw:text-style-name="P1" draw:layer="layout" svg:x1="4.144cm" svg:y1="9.14cm" svg:x2="4.653cm" svg:y2="9.522cm">
          <text:p/>
        </draw:line>
        <draw:g>
          <draw:line draw:style-name="gr1" draw:text-style-name="P1" draw:layer="layout" svg:x1="4.652cm" svg:y1="9.521cm" svg:x2="4.652cm" svg:y2="12.176cm">
            <text:p/>
          </draw:line>
          <draw:line draw:style-name="gr2" draw:text-style-name="P1" draw:layer="layout" svg:x1="4.398cm" svg:y1="10.317cm" svg:x2="4.906cm" svg:y2="9.786cm">
            <text:p/>
          </draw:line>
          <draw:frame draw:style-name="gr35" draw:text-style-name="P2" draw:layer="layout" svg:width="0.891cm" svg:height="1.348cm" svg:x="4.51cm" svg:y="9.787cm">
            <draw:text-box>
              <text:p><text:span text:style-name="T1">48</text:span></text:p>
            </draw:text-box>
          </draw:frame>
          <draw:line draw:style-name="gr2" draw:text-style-name="P1" draw:layer="layout" svg:x1="4.398cm" svg:y1="10.317cm" svg:x2="4.906cm" svg:y2="9.786cm">
            <text:p/>
          </draw:line>
        </draw:g>
        <draw:line draw:style-name="gr8" draw:text-style-name="P1" draw:layer="layout" svg:x1="7.062cm" svg:y1="9.913cm" svg:x2="6.553cm" svg:y2="10.322cm">
          <text:p/>
        </draw:line>
        <draw:line draw:style-name="gr8" draw:text-style-name="P1" draw:layer="layout" svg:x1="6.045cm" svg:y1="9.941cm" svg:x2="6.554cm" svg:y2="10.323cm">
          <text:p/>
        </draw:line>
        <draw:g>
          <draw:line draw:style-name="gr1" draw:text-style-name="P1" draw:layer="layout" svg:x1="6.553cm" svg:y1="10.322cm" svg:x2="6.553cm" svg:y2="12.176cm">
            <text:p/>
          </draw:line>
          <draw:line draw:style-name="gr2" draw:text-style-name="P1" draw:layer="layout" svg:x1="6.299cm" svg:y1="10.878cm" svg:x2="6.807cm" svg:y2="10.507cm">
            <text:p/>
          </draw:line>
          <draw:frame draw:style-name="gr36" draw:text-style-name="P2" draw:layer="layout" svg:width="0.891cm" svg:height="0.941cm" svg:x="6.411cm" svg:y="10.508cm">
            <draw:text-box>
              <text:p><text:span text:style-name="T1">48</text:span></text:p>
            </draw:text-box>
          </draw:frame>
          <draw:line draw:style-name="gr2" draw:text-style-name="P1" draw:layer="layout" svg:x1="6.299cm" svg:y1="10.878cm" svg:x2="6.807cm" svg:y2="10.507cm">
            <text:p/>
          </draw:line>
        </draw:g>
        <draw:frame draw:style-name="gr30" draw:text-style-name="P4" draw:layer="layout" svg:width="1.143cm" svg:height="0.889cm" svg:x="2.143cm" svg:y="12.303cm">
          <draw:text-box draw:corner-radius="1.767cm">
            <text:p><text:span text:style-name="T3">K1</text:span></text:p>
          </draw:text-box>
        </draw:frame>
        <draw:frame draw:style-name="gr30" draw:text-style-name="P4" draw:layer="layout" svg:width="1.143cm" svg:height="0.889cm" svg:x="4.175cm" svg:y="12.303cm">
          <draw:text-box draw:corner-radius="1.767cm">
            <text:p><text:span text:style-name="T3">K2</text:span></text:p>
          </draw:text-box>
        </draw:frame>
        <draw:frame draw:style-name="gr30" draw:text-style-name="P4" draw:layer="layout" svg:width="1.143cm" svg:height="0.889cm" svg:x="6.08cm" svg:y="12.303cm">
          <draw:text-box draw:corner-radius="1.767cm">
            <text:p><text:span text:style-name="T3">K3</text:span></text:p>
          </draw:text-box>
        </draw:frame>
        <draw:frame draw:style-name="gr30" draw:text-style-name="P4" draw:layer="layout" svg:width="1.397cm" svg:height="0.889cm" svg:x="10.906cm" svg:y="12.303cm">
          <draw:text-box draw:corner-radius="1.767cm">
            <text:p><text:span text:style-name="T3">K16</text:span></text:p>
          </draw:text-box>
        </draw:frame>
        <draw:frame draw:style-name="gr30" draw:text-style-name="P4" draw:layer="layout" svg:width="3.556cm" svg:height="0.889cm" svg:x="7.477cm" svg:y="12.176cm">
          <draw:text-box draw:corner-radius="1.767cm">
            <text:p><text:span text:style-name="T3">....................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parallel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3-22T17:39:20</dc:date>
    <meta:editing-duration>PT7H59M32S</meta:editing-duration>
    <meta:editing-cycles>44</meta:editing-cycles>
    <meta:generator>LibreOffice/4.0.4.2$Linux_X86_64 LibreOffice_project/400m0$Build-2</meta:generator>
    <dc:creator>Mentor Graphics</dc:creator>
    <meta:document-statistic meta:object-count="659"/>
  </office:meta>
</office:document-meta>
</file>